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78cm" fo:min-width="1.028cm" fo:padding-top="0.151cm" fo:padding-bottom="0.151cm" fo:padding-left="0.276cm" fo:padding-right="0.276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0084d1" draw:textarea-horizontal-align="justify" draw:textarea-vertical-align="middle" draw:auto-grow-height="false" fo:min-height="1.016cm" fo:min-width="0.766cm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6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4cm" fo:min-width="0.78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dash" draw:stroke-dash="Dashed_20__28_var_29__20_2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dash" draw:stroke-dash="_32__20_Dots_20_1_20_Dash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_32__20_Dots_20_1_20_Dash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Dashed_20__28_var_29__20_2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1.008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bitmap" draw:fill-color="#c0c0c0" draw:fill-image-name="Empty" draw:opacity="50%" draw:textarea-horizontal-align="justify" draw:textarea-vertical-align="middle" draw:auto-grow-height="false" fo:min-height="21.703cm" fo:min-width="5.83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dash" draw:stroke-dash="Dashed_20__28_var_29__20_2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dash" draw:stroke-dash="Dashed_20__28_var_29__20_2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c0c0c0" draw:fill-image-name="Empty" draw:opacity="0%" draw:textarea-horizontal-align="justify" draw:textarea-vertical-align="middle" draw:auto-grow-height="false" fo:min-height="13.016cm" fo:min-width="20.303cm" fo:padding-top="0.151cm" fo:padding-bottom="0.151cm" fo:padding-left="0.276cm" fo:padding-right="0.276cm" draw:shadow="hidden" draw:shadow-offset-x="0.2cm" draw:shadow-offset-y="0.2cm" draw:shadow-color="#808080" draw:shadow-opacity="50%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78cm" fo:min-width="1.028cm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0084d1" draw:textarea-horizontal-align="justify" draw:textarea-vertical-align="middle" draw:auto-grow-height="false" fo:min-height="1.016cm" fo:min-width="0.766cm" fo:padding-top="0.151cm" fo:padding-bottom="0.151cm" fo:padding-left="0.276cm" fo:padding-right="0.276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78cm" fo:min-width="1.028cm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0084d1" draw:textarea-horizontal-align="justify" draw:textarea-vertical-align="middle" draw:auto-grow-height="false" fo:min-height="1.016cm" fo:min-width="0.766cm" fo:padding-top="0.151cm" fo:padding-bottom="0.151cm" fo:padding-left="0.276cm" fo:padding-right="0.276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78cm" fo:min-width="1.028cm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0084d1" draw:textarea-horizontal-align="justify" draw:textarea-vertical-align="middle" draw:auto-grow-height="false" fo:min-height="1.016cm" fo:min-width="0.766cm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1.008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1.008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78cm" fo:min-width="1.028cm" fo:padding-top="0.151cm" fo:padding-bottom="0.151cm" fo:padding-left="0.276cm" fo:padding-right="0.276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0084d1" draw:textarea-horizontal-align="justify" draw:textarea-vertical-align="middle" draw:auto-grow-height="false" fo:min-height="1.016cm" fo:min-width="0.766cm" fo:padding-top="0.151cm" fo:padding-bottom="0.151cm" fo:padding-left="0.276cm" fo:padding-right="0.276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23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min-height="1.004cm" fo:min-width="0.774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2.469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669933" draw:marker-start="" draw:marker-start-width="0.2cm" draw:marker-start-center="false" draw:marker-end="" draw:marker-end-width="0.2cm" draw:marker-end-center="false" draw:fill="solid" draw:fill-color="#99cc99" draw:textarea-horizontal-align="justify" draw:textarea-vertical-align="middle" draw:auto-grow-height="false" fo:min-height="1.081cm" fo:min-width="1.008cm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Arrow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84d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c0c0c0" draw:fill-image-name="Empty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bitmap" draw:fill-color="#c0c0c0" draw:fill-image-name="Empty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8cm" svg:height="1.772cm" svg:x="22.541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69cm" svg:height="1.331cm" svg:x="5.049cm" svg:y="2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69cm" svg:height="1.331cm" svg:x="1.476cm" svg:y="2.1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234cm" svg:height="2.234cm" svg:x="4.166cm" svg:y="21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.864cm" svg:height="1.864cm" svg:x="4.364cm" svg:y="21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.8cm" svg:height="1.772cm" svg:x="15.681cm" svg:y="6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cm" svg:height="1.799cm" svg:x="9.386cm" svg:y="13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8cm" svg:height="1.799cm" svg:x="13.831cm" svg:y="1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8cm" svg:height="1.799cm" svg:x="23.053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8cm" svg:height="1.799cm" svg:x="20.975cm" svg:y="6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cm" svg:height="1.804cm" svg:x="17.731cm" svg:y="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8cm" svg:height="1.772cm" svg:x="13.84cm" svg:y="1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817cm" svg:height="1.824cm" svg:x="4.353cm" svg:y="1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8cm" svg:height="1.799cm" svg:x="6.336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8cm" svg:height="1.772cm" svg:x="13.689cm" svg:y="6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4.851cm" svg:y1="8.507cm" svg:x2="5.262cm" svg:y2="10.401cm">
          <text:p/>
        </draw:line>
        <draw:line draw:style-name="gr17" draw:text-style-name="P6" draw:layer="layout" svg:x1="14.786cm" svg:y1="15.882cm" svg:x2="14.786cm" svg:y2="16.561cm">
          <text:p/>
        </draw:line>
        <draw:line draw:style-name="gr18" draw:text-style-name="P6" draw:layer="layout" svg:x1="5.351cm" svg:y1="12.225cm" svg:x2="5.234cm" svg:y2="21.439cm">
          <text:p/>
        </draw:line>
        <draw:line draw:style-name="gr19" draw:text-style-name="P6" draw:layer="layout" svg:x1="14.526cm" svg:y1="4.341cm" svg:x2="14.558cm" svg:y2="7.041cm">
          <text:p/>
        </draw:line>
        <draw:line draw:style-name="gr20" draw:text-style-name="P6" draw:layer="layout" svg:x1="9.878cm" svg:y1="8.715cm" svg:x2="10.173cm" svg:y2="13.495cm">
          <text:p/>
        </draw:line>
        <draw:line draw:style-name="gr21" draw:text-style-name="P6" draw:layer="layout" svg:x1="7.291cm" svg:y1="3.469cm" svg:x2="7.262cm" svg:y2="6.843cm">
          <text:p/>
        </draw:line>
        <draw:line draw:style-name="gr22" draw:text-style-name="P6" draw:layer="layout" svg:x1="18.56cm" svg:y1="5.135cm" svg:x2="18.56cm" svg:y2="6.936cm">
          <text:p/>
        </draw:line>
        <draw:line draw:style-name="gr23" draw:text-style-name="P6" draw:layer="layout" svg:x1="16.589cm" svg:y1="3.518cm" svg:x2="16.549cm" svg:y2="7.041cm">
          <text:p/>
        </draw:line>
        <draw:line draw:style-name="gr24" draw:text-style-name="P6" draw:layer="layout" svg:x1="21.916cm" svg:y1="3.51cm" svg:x2="21.945cm" svg:y2="6.94cm">
          <text:p/>
        </draw:line>
        <draw:line draw:style-name="gr25" draw:text-style-name="P6" draw:layer="layout" svg:x1="21.49cm" svg:y1="8.739cm" svg:x2="20.109cm" svg:y2="13.527cm">
          <text:p/>
        </draw:line>
        <draw:line draw:style-name="gr26" draw:text-style-name="P6" draw:layer="layout" svg:x1="24.018cm" svg:y1="8.703cm" svg:x2="20.373cm" svg:y2="13.527cm">
          <text:p/>
        </draw:line>
        <draw:line draw:style-name="gr27" draw:text-style-name="P6" draw:layer="layout" svg:x1="16.492cm" svg:y1="8.713cm" svg:x2="14.875cm" svg:y2="14.111cm">
          <text:p/>
        </draw:line>
        <draw:line draw:style-name="gr28" draw:text-style-name="P6" draw:layer="layout" svg:x1="14.539cm" svg:y1="8.714cm" svg:x2="14.376cm" svg:y2="14.111cm">
          <text:p/>
        </draw:line>
        <draw:line draw:style-name="gr29" draw:text-style-name="P6" draw:layer="layout" svg:x1="11.553cm" svg:y1="14.66cm" svg:x2="13.84cm" svg:y2="14.994cm">
          <text:p/>
        </draw:line>
        <draw:line draw:style-name="gr30" draw:text-style-name="P6" draw:layer="layout" svg:x1="6.17cm" svg:y1="11.485cm" svg:x2="13.84cm" svg:y2="14.66cm">
          <text:p/>
        </draw:line>
        <draw:line draw:style-name="gr31" draw:text-style-name="P6" draw:layer="layout" svg:x1="7.586cm" svg:y1="8.542cm" svg:x2="14.033cm" svg:y2="14.376cm">
          <text:p/>
        </draw:line>
        <draw:line draw:style-name="gr32" draw:text-style-name="P6" draw:layer="layout" svg:x1="19.259cm" svg:y1="14.689cm" svg:x2="15.51cm" svg:y2="17.034cm">
          <text:p/>
        </draw:line>
        <draw:custom-shape draw:style-name="gr33" draw:text-style-name="P2" draw:layer="layout" svg:width="1.508cm" svg:height="1.331cm" svg:x="4.31cm" svg:y="3.6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8cm" svg:height="1.799cm" svg:x="3.935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6" draw:layer="layout" svg:x1="2.782cm" svg:y1="3.46cm" svg:x2="2.753cm" svg:y2="6.734cm">
          <text:p/>
        </draw:line>
        <draw:line draw:style-name="gr36" draw:text-style-name="P6" draw:layer="layout" svg:x1="4.939cm" svg:y1="5.017cm" svg:x2="4.905cm" svg:y2="6.936cm">
          <text:p/>
        </draw:line>
        <draw:custom-shape draw:style-name="gr37" draw:text-style-name="P1" draw:layer="layout" svg:width="1.8cm" svg:height="1.799cm" svg:x="1.9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3.234cm" svg:y1="8.501cm" svg:x2="4.851cm" svg:y2="10.573cm">
          <text:p/>
        </draw:line>
        <draw:custom-shape draw:style-name="gr39" draw:text-style-name="P7" draw:layer="layout" svg:width="7.023cm" svg:height="22.637cm" svg:x="1.297cm" svg:y="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" draw:layer="layout" svg:width="1.8cm" svg:height="1.799cm" svg:x="13.832cm" svg:y="19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4.76cm" svg:y1="18.361cm" svg:x2="14.76cm" svg:y2="19.139cm">
          <text:p/>
        </draw:line>
        <draw:line draw:style-name="gr42" draw:text-style-name="P6" draw:layer="layout" svg:x1="14.817cm" svg:y1="20.817cm" svg:x2="14.817cm" svg:y2="21.574cm">
          <text:p/>
        </draw:line>
        <draw:line draw:style-name="gr43" draw:text-style-name="P6" draw:layer="layout" svg:x1="22.541cm" svg:y1="16.188cm" svg:x2="15.632cm" svg:y2="19.824cm">
          <text:p/>
        </draw:line>
        <draw:line draw:style-name="gr44" draw:text-style-name="P6" draw:layer="layout" svg:x1="23.967cm" svg:y1="4.369cm" svg:x2="23.938cm" svg:y2="6.904cm">
          <text:p/>
        </draw:line>
        <draw:line draw:style-name="gr45" draw:text-style-name="P6" draw:layer="layout" svg:x1="26.987cm" svg:y1="11.876cm" svg:x2="23.901cm" svg:y2="15.277cm">
          <text:p/>
        </draw:line>
        <draw:g>
          <svg:title>TexMaths</svg:title>
          <svg:desc>20§display§\log P_i§svg§600§TRUE§</svg:desc>
          <draw:polygon draw:style-name="gr46" draw:text-style-name="P8" draw:layer="layout" svg:width="1.675cm" svg:height="0.627cm" svg:x="9.487cm" svg:y="14.105cm" svg:viewBox="0 0 1676 628" draw:points="838,628 0,628 0,0 1676,0 1676,628">
            <text:p/>
          </draw:polygon>
          <draw:path draw:style-name="gr47" draw:text-style-name="P9" draw:layer="layout" svg:width="0.157cm" svg:height="0.489cm" svg:x="9.509cm" svg:y="14.105cm" svg:viewBox="0 0 158 490" svg:d="M102 0l-102 8v22c50 0 56 5 56 39v367c0 32-8 32-56 32v22c24-1 61-1 78-1 18 0 53 0 80 1v-22c-48 0-56 0-56-32z">
            <text:p/>
          </draw:path>
          <draw:path draw:style-name="gr48" draw:text-style-name="P9" draw:layer="layout" svg:width="0.312cm" svg:height="0.324cm" svg:x="9.701cm" svg:y="14.278cm" svg:viewBox="0 0 313 325" svg:d="M313 165c0-90-72-165-156-165-88 0-157 77-157 165 0 91 74 160 157 160 84 0 156-70 156-160zM157 308c-31 0-61-16-80-48-18-31-18-74-18-100 0-27 0-65 16-98 19-32 53-46 82-46 30 0 60 14 78 45 19 30 19 72 19 99 0 26 0 64-16 95-14 32-46 53-81 53z">
            <text:p/>
          </draw:path>
          <draw:path draw:style-name="gr49" draw:text-style-name="P9" draw:layer="layout" svg:width="0.322cm" svg:height="0.465cm" svg:x="10.053cm" svg:y="14.275cm" svg:viewBox="0 0 323 466" svg:d="M138 199c-63 0-63-71-63-87 0-19 2-42 11-59 7-10 23-29 52-29 60 0 60 71 60 87 0 19 0 41-11 59-6 9-22 29-49 29zM54 226c0-3 0-19 13-34 27 21 56 23 71 23 65 0 113-48 113-103 0-27-11-53-29-69 26-24 51-27 64-27 2 0 5 0 7 0-8 3-12 11-12 19 0 13 10 21 21 21 7 0 21-5 21-21 0-13-10-35-37-35-14 0-45 5-75 34-29-24-59-26-73-26-66 0-116 48-116 103 0 32 16 57 34 73-10 10-22 34-22 58 0 22 9 50 32 62-44 13-66 44-66 72 0 50 70 90 157 90 83 0 156-37 156-91 0-26-11-61-46-82-38-19-78-19-121-19-18 0-48 0-53 0-23-3-39-26-39-48zM157 449c-72 0-120-36-120-73 0-33 27-59 57-60h42c61 0 141 0 141 60 0 37-52 73-120 73z">
            <text:p/>
          </draw:path>
          <draw:path draw:style-name="gr50" draw:text-style-name="P9" draw:layer="layout" svg:width="0.503cm" svg:height="0.481cm" svg:x="10.539cm" svg:y="14.113cm" svg:viewBox="0 0 504 482" svg:d="M186 260h119c100 0 199-74 199-153 0-54-47-107-139-107h-229c-13 0-21 0-21 13 0 9 7 9 21 9 8 0 21 0 30 2 12 0 15 3 15 11 0 2 0 5-2 13l-96 380c-6 27-8 32-64 32-11 0-19 0-19 14 0 8 8 8 11 8 19 0 69-1 90-1 14 0 30 0 45 0 14 0 30 1 44 1 7 0 15 0 15-14 0-8-7-8-19-8-26 0-47 0-47-13 0-3 2-6 3-11zM237 48c6-24 6-26 36-26h69c58 0 96 20 96 68 0 27-14 88-41 113-36 32-79 37-109 37h-99z">
            <text:p/>
          </draw:path>
          <draw:path draw:style-name="gr51" draw:text-style-name="P9" draw:layer="layout" svg:width="0.149cm" svg:height="0.332cm" svg:x="10.985cm" svg:y="14.373cm" svg:viewBox="0 0 150 333" svg:d="M138 19c0-8-7-19-20-19-14 0-28 13-28 27 0 8 6 19 20 19 15 0 28-14 28-27zM37 271c-3 6-5 11-5 21 0 22 19 41 46 41 52 0 72-69 72-75s-6-6-8-6c-6 0-6 3-9 8-11 40-34 59-53 59-10 0-11-7-11-18s3-19 8-30c5-15 9-27 16-40 3-12 21-58 24-63 1-5 3-11 3-16 0-24-21-41-48-41-50 0-72 67-72 75 0 6 6 6 8 6 8 0 8-3 10-8 12-43 35-61 52-61 8 0 13 5 13 18 0 11-3 19-16 50z">
            <text:p/>
          </draw:path>
        </draw:g>
        <draw:g>
          <svg:title>TexMaths</svg:title>
          <svg:desc>22§display§{M}_i§svg§600§TRUE§</svg:desc>
          <draw:polygon draw:style-name="gr52" draw:text-style-name="P8" draw:layer="layout" svg:width="0.971cm" svg:height="0.645cm" svg:x="14.255cm" svg:y="14.723cm" svg:viewBox="0 0 972 646" draw:points="486,646 0,646 0,0 972,0 972,646">
            <text:p/>
          </draw:polygon>
          <draw:path draw:style-name="gr53" draw:text-style-name="P9" draw:layer="layout" svg:width="0.776cm" svg:height="0.529cm" svg:x="14.287cm" svg:y="14.723cm" svg:viewBox="0 0 777 530" svg:d="M685 60c7-28 9-35 67-35 18 0 25 0 25-16 0-9-7-9-22-9h-102c-19 0-21 0-30 14l-283 443-60-439c-2-18-4-18-25-18h-105c-14 0-23 0-23 14 0 11 7 11 23 11 8 0 23 0 31 1 14 0 18 4 18 13 0 1 0 5-4 14l-98 394c-7 32-20 56-83 58-3 0-14 2-14 16 0 7 5 9 11 9 24 0 52-2 77-2 26 0 55 2 81 2 4 0 12 0 12-16 0-9-7-9-12-9-46 0-53-16-53-33 0-6 0-9 2-18l106-422h1l67 480c0 9 2 18 11 18s14-9 17-14l314-491-111 445c-7 30-9 35-70 35-13 0-22 0-22 16 0 9 9 9 11 9 23 0 76-2 97-2 32 0 65 2 97 2 5 0 14 0 14-16 0-9-7-9-21-9-29 0-51 0-51-14 0-2 0-4 5-18z">
            <text:p/>
          </draw:path>
          <draw:path draw:style-name="gr54" draw:text-style-name="P9" draw:layer="layout" svg:width="0.165cm" svg:height="0.365cm" svg:x="15.032cm" svg:y="15.008cm" svg:viewBox="0 0 166 366" svg:d="M151 21c0-9-7-21-21-21-16 0-31 14-31 30 0 9 7 21 23 21 15 0 29-16 29-30zM41 297c-4 7-6 13-6 23 0 25 21 46 51 46 57 0 80-76 80-83s-8-7-9-7c-7 0-7 4-11 9-12 44-37 65-58 65-11 0-12-7-12-19 0-13 3-21 9-34 5-15 10-30 17-44 4-12 23-63 27-68 1-6 3-13 3-18 0-26-23-46-53-46-54 0-79 74-79 83 0 7 7 7 9 7 9 0 9-3 10-9 14-47 39-67 58-67 9 0 15 6 15 20 0 12-4 21-18 54z">
            <text:p/>
          </draw:path>
        </draw:g>
        <draw:line draw:style-name="gr55" draw:text-style-name="P6" draw:layer="layout" svg:x1="18.315cm" svg:y1="8.739cm" svg:x2="15.316cm" svg:y2="14.336cm">
          <text:p/>
        </draw:line>
        <draw:g>
          <svg:title>TexMaths</svg:title>
          <svg:desc>22§display§{m_0}_i§svg§600§TRUE§</svg:desc>
          <draw:polygon draw:style-name="gr56" draw:text-style-name="P8" draw:layer="layout" svg:width="1.244cm" svg:height="0.489cm" svg:x="14.098cm" svg:y="17.27cm" svg:viewBox="0 0 1245 490" draw:points="623,490 0,490 0,0 1245,0 1245,490">
            <text:p/>
          </draw:polygon>
          <draw:path draw:style-name="gr57" draw:text-style-name="P9" draw:layer="layout" svg:width="0.634cm" svg:height="0.351cm" svg:x="14.121cm" svg:y="17.261cm" svg:viewBox="0 0 635 352" svg:d="M46 298c-2 12-7 30-7 33 0 14 10 21 23 21 8 0 22-7 28-21 1-1 10-38 14-58l17-70c6-16 9-34 14-51 2-15 9-37 9-39 13-25 53-95 127-95 35 0 42 28 42 54 0 20-5 41-12 64l-21 90-16 59c-4 16-9 43-9 46 0 14 11 21 21 21 25 0 30-19 35-44 11-44 41-156 48-188 1-9 42-102 126-102 34 0 43 26 43 54 0 44-32 132-48 175-7 17-10 26-10 42 0 37 26 63 63 63 74 0 102-112 102-119s-7-7-9-7c-9 0-9 1-12 14-13 40-37 95-79 95-14 0-20-7-20-25 0-19 7-39 14-56 16-41 48-127 48-171 0-50-30-83-88-83s-99 33-127 76c-2-11-3-37-24-57-20-15-44-19-64-19-70 0-109 49-121 67-4-44-37-67-72-67s-49 30-56 44c-14 28-25 74-25 76 0 7 7 7 9 7 9 0 9 0 14-18 12-54 28-91 56-91 12 0 25 5 25 35 0 16-4 25-13 65z">
            <text:p/>
          </draw:path>
          <draw:path draw:style-name="gr58" draw:text-style-name="P9" draw:layer="layout" svg:width="0.252cm" svg:height="0.371cm" svg:x="14.805cm" svg:y="17.36cm" svg:viewBox="0 0 253 372" svg:d="M253 189c0-60-7-104-33-141-16-27-49-48-93-48-127 0-127 148-127 189 0 38 0 183 127 183 126 0 126-145 126-183zM127 358c-25 0-58-16-69-60-9-32-9-78-9-116 0-41 0-82 9-112 11-44 46-54 69-54 30 0 58 17 66 49 9 28 11 69 11 117 0 38 0 79-9 114-10 49-47 62-68 62z">
            <text:p/>
          </draw:path>
          <draw:path draw:style-name="gr59" draw:text-style-name="P9" draw:layer="layout" svg:width="0.164cm" svg:height="0.366cm" svg:x="15.148cm" svg:y="17.398cm" svg:viewBox="0 0 165 367" svg:d="M151 21c0-9-7-21-21-21-16 0-32 14-32 30 0 9 8 21 23 21 16 0 30-16 30-30zM40 298c-3 7-5 12-5 23 0 24 21 46 51 46 56 0 79-76 79-83s-7-7-8-7c-8 0-8 3-11 8-12 45-37 66-58 66-11 0-12-7-12-20 0-12 3-21 8-33 6-16 11-30 18-44 4-13 23-64 26-69 2-5 4-12 4-18 0-26-23-45-53-45-54 0-79 74-79 82 0 7 7 7 9 7 9 0 9-3 10-8 14-48 39-67 58-67 9 0 14 5 14 19 0 12-3 21-17 55z">
            <text:p/>
          </draw:path>
        </draw:g>
        <draw:g>
          <svg:title>TexMaths</svg:title>
          <svg:desc>22§display§m_i§svg§600§TRUE§</svg:desc>
          <draw:polygon draw:style-name="gr60" draw:text-style-name="P8" draw:layer="layout" svg:width="0.899cm" svg:height="0.449cm" svg:x="14.281cm" svg:y="19.732cm" svg:viewBox="0 0 900 450" draw:points="451,450 0,450 0,0 900,0 900,450">
            <text:p/>
          </draw:polygon>
          <draw:path draw:style-name="gr61" draw:text-style-name="P9" draw:layer="layout" svg:width="0.635cm" svg:height="0.351cm" svg:x="14.304cm" svg:y="19.723cm" svg:viewBox="0 0 636 352" svg:d="M46 297c-2 12-7 30-7 33 0 14 10 22 23 22 8 0 23-8 28-22 2-1 10-38 14-58l18-70c5-16 8-33 14-51 1-14 8-37 8-39 13-24 53-94 127-94 35 0 43 28 43 54 0 19-6 40-13 63l-21 90-16 60c-3 16-9 42-9 45 0 14 11 22 22 22 24 0 29-20 35-44 10-44 40-157 47-188 2-9 43-102 127-102 34 0 42 26 42 54 0 44-31 132-47 174-7 18-11 26-11 42 0 37 27 64 64 64 74 0 102-113 102-120s-7-7-9-7c-9 0-9 2-12 14-13 40-37 95-80 95-14 0-19-7-19-25 0-19 7-38 14-56 16-40 48-126 48-170 0-50-30-83-88-83s-99 33-127 76c-2-11-4-37-25-57-19-15-44-19-63-19-71 0-109 49-122 67-3-44-37-67-72-67s-49 30-56 44c-14 28-25 74-25 76 0 7 7 7 9 7 9 0 9 0 14-18 12-55 28-91 56-91 13 0 25 5 25 35 0 16-4 24-12 65z">
            <text:p/>
          </draw:path>
          <draw:path draw:style-name="gr62" draw:text-style-name="P9" draw:layer="layout" svg:width="0.165cm" svg:height="0.365cm" svg:x="14.986cm" svg:y="19.821cm" svg:viewBox="0 0 166 366" svg:d="M151 21c0-9-7-21-21-21-16 0-31 14-31 30 0 9 7 21 23 21 15 0 29-16 29-30zM41 297c-4 7-6 12-6 23 0 24 21 46 51 46 57 0 80-76 80-83s-7-7-9-7c-7 0-7 3-11 9-12 44-37 65-58 65-11 0-12-7-12-20 0-12 3-21 9-33 5-16 10-30 17-44 4-12 23-63 27-68 1-6 3-13 3-18 0-26-23-46-53-46-54 0-79 74-79 83 0 7 7 7 9 7 9 0 9-4 10-9 14-47 39-67 58-67 9 0 15 6 15 20 0 12-4 21-18 54z">
            <text:p/>
          </draw:path>
        </draw:g>
        <draw:line draw:style-name="gr63" draw:text-style-name="P6" draw:layer="layout" svg:x1="20.138cm" svg:y1="15.299cm" svg:x2="20.14cm" svg:y2="21.766cm">
          <text:p/>
        </draw:line>
        <draw:line draw:style-name="gr64" draw:text-style-name="P6" draw:layer="layout" svg:x1="10.355cm" svg:y1="15.294cm" svg:x2="10.326cm" svg:y2="21.555cm">
          <text:p/>
        </draw:line>
        <draw:custom-shape draw:style-name="gr65" draw:text-style-name="P1" draw:layer="layout" svg:width="1.8cm" svg:height="1.772cm" svg:x="19.259cm" svg:y="13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varpi_i§svg§600§TRUE§</svg:desc>
          <draw:polygon draw:style-name="gr66" draw:text-style-name="P8" draw:layer="layout" svg:width="0.859cm" svg:height="0.449cm" svg:x="19.735cm" svg:y="14.239cm" svg:viewBox="0 0 860 450" draw:points="431,450 0,450 0,0 860,0 860,450">
            <text:p/>
          </draw:polygon>
          <draw:path draw:style-name="gr67" draw:text-style-name="P9" draw:layer="layout" svg:width="0.611cm" svg:height="0.342cm" svg:x="19.756cm" svg:y="14.239cm" svg:viewBox="0 0 612 343" svg:d="M128 0c-17 0-47 0-81 37-28 30-47 65-47 68 0 2 0 9 9 9 7 0 9-2 12-10 12-18 26-34 46-44 23-14 31-14 81-14-44 54-81 123-81 207 0 39 10 90 68 90 74 0 131-62 166-127h1c-1 5-1 14-1 21 0 55 19 106 81 106 114 0 183-164 183-241 0-19-4-39-9-56 12 0 33 0 38-2 7-4 18-12 18-25 0-19-16-19-32-19zM535 46c7 17 10 44 10 56 0 81-68 197-155 197-47 0-65-37-65-92 0-8 2-37 11-79 3-12 3-14 3-14 0-9-7-9-8-9-7 0-9 2-11 9-44 144-130 185-178 185-35 0-52-27-52-72 0-64 35-127 81-181z">
            <text:p/>
          </draw:path>
          <draw:path draw:style-name="gr68" draw:text-style-name="P9" draw:layer="layout" svg:width="0.164cm" svg:height="0.364cm" svg:x="20.4cm" svg:y="14.329cm" svg:viewBox="0 0 165 365" svg:d="M151 21c0-9-7-21-21-21-16 0-32 14-32 30 0 9 8 21 23 21 16 0 30-16 30-30zM40 297c-3 7-5 12-5 23 0 24 21 45 51 45 56 0 79-75 79-82s-7-7-8-7c-8 0-8 3-11 9-12 44-37 65-58 65-11 0-12-7-12-20 0-12 3-21 8-33 6-16 11-30 18-44 4-12 23-63 26-69 2-5 4-12 4-17 0-26-23-46-53-46-54 0-79 74-79 83 0 7 7 7 9 7 9 0 9-4 10-9 14-47 39-67 58-67 9 0 14 6 14 20 0 12-3 21-17 54z">
            <text:p/>
          </draw:path>
        </draw:g>
        <draw:custom-shape draw:style-name="gr69" draw:text-style-name="P10" draw:layer="layout" svg:width="22.295cm" svg:height="14.758cm" svg:x="2.823cm" svg:y="9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2§display§\gamma§svg§600§TRUE§</svg:desc>
          <draw:polygon draw:style-name="gr70" draw:text-style-name="P8" draw:layer="layout" svg:width="0.443cm" svg:height="0.484cm" svg:x="23.628cm" svg:y="7.619cm" svg:viewBox="0 0 444 485" draw:points="221,485 0,485 0,0 444,0 444,485">
            <text:p/>
          </draw:polygon>
          <draw:path draw:style-name="gr71" draw:text-style-name="P9" draw:layer="layout" svg:width="0.406cm" svg:height="0.509cm" svg:x="23.642cm" svg:y="7.61cm" svg:viewBox="0 0 407 510" svg:d="M18 146c29-90 114-90 122-90 118 0 127 136 127 197 0 48-4 60-11 76-16 56-38 146-38 167 0 9 3 14 8 14 11 0 18-18 25-47 19-66 26-110 30-134 2-9 2-19 5-30 25-76 76-192 105-253 6-9 16-27 16-30 0-7-9-7-10-7-2 0-7 0-9 5-41 74-72 151-102 229-2-23-2-83-32-159-19-45-50-84-103-84-97 0-151 118-151 142 0 7 7 7 14 7z">
            <text:p/>
          </draw:path>
        </draw:g>
        <draw:g>
          <svg:title>TexMaths</svg:title>
          <svg:desc>22§display§\beta§svg§600§TRUE§</svg:desc>
          <draw:polygon draw:style-name="gr72" draw:text-style-name="P8" draw:layer="layout" svg:width="0.479cm" svg:height="0.69cm" svg:x="21.665cm" svg:y="7.579cm" svg:viewBox="0 0 480 691" draw:points="239,691 0,691 0,0 480,0 480,691">
            <text:p/>
          </draw:polygon>
          <draw:path draw:style-name="gr73" draw:text-style-name="P9" draw:layer="layout" svg:width="0.421cm" svg:height="0.697cm" svg:x="21.688cm" svg:y="7.57cm" svg:viewBox="0 0 422 698" svg:d="M422 106c0-58-42-106-106-106-43 0-65 12-93 32-42 31-84 107-100 165l-123 494c0 4 4 7 9 7 7 0 9 0 10-3l55-214c14 46 47 74 105 74 57 0 115-26 150-60 37-37 61-86 61-142 0-57-28-97-56-117 44-26 88-74 88-130zM283 235c-10 5-19 7-37 7-10 0-26 0-35-4 2-9 30-7 39-7 15 0 23 0 33 4zM380 88c0 55-30 111-71 134-21-7-36-9-59-9-16 0-60 0-60 25 0 23 40 19 54 19 29 0 41 0 64-8 30 26 33 51 33 86 2 46-17 104-39 134-29 42-82 71-126 71-58 0-88-46-88-101 0-9 0-19 3-35l50-196c17-67 74-190 167-190 44 0 72 24 72 70z">
            <text:p/>
          </draw:path>
        </draw:g>
        <draw:g>
          <svg:title>TexMaths</svg:title>
          <svg:desc>22§display§w§svg§600§TRUE§</svg:desc>
          <draw:polygon draw:style-name="gr74" draw:text-style-name="P8" draw:layer="layout" svg:width="0.575cm" svg:height="0.333cm" svg:x="14.39cm" svg:y="7.735cm" svg:viewBox="0 0 576 334" draw:points="289,334 0,334 0,0 576,0 576,334">
            <text:p/>
          </draw:polygon>
          <draw:path draw:style-name="gr75" draw:text-style-name="P9" draw:layer="layout" svg:width="0.513cm" svg:height="0.351cm" svg:x="14.413cm" svg:y="7.726cm" svg:viewBox="0 0 514 352" svg:d="M336 79c4-16 11-46 11-49 0-14-11-21-21-21-11 0-25 5-30 21-2 5-39 155-44 174-5 23-7 37-7 51 0 9 0 11 2 14-18 43-43 65-73 65-61 0-61-56-61-70 0-25 3-55 40-151 9-23 13-34 13-50 0-35-25-63-64-63-74 0-102 113-102 120s7 7 9 7c9 0 9 0 12-14 21-73 51-95 79-95 7 0 20 0 20 24 0 20-9 42-14 55-34 91-44 128-44 156 0 73 52 99 111 99 12 0 49 0 81-55 19 50 74 55 97 55 58 0 91-49 112-95 27-62 51-165 51-202 0-43-21-55-35-55-19 0-39 19-39 37 0 11 6 16 13 21 9 9 28 28 28 67 0 26-23 102-42 141-22 42-48 68-87 68-37 0-56-22-56-66 0-22 5-46 7-57z">
            <text:p/>
          </draw:path>
        </draw:g>
        <draw:g>
          <svg:title>TexMaths</svg:title>
          <svg:desc>22§display§\phi_1§svg§600§TRUE§</svg:desc>
          <draw:polygon draw:style-name="gr76" draw:text-style-name="P8" draw:layer="layout" svg:width="0.769cm" svg:height="0.689cm" svg:x="16.251cm" svg:y="7.483cm" svg:viewBox="0 0 770 690" draw:points="385,690 0,690 0,0 770,0 770,690">
            <text:p/>
          </draw:polygon>
          <draw:path draw:style-name="gr77" draw:text-style-name="P9" draw:layer="layout" svg:width="0.405cm" svg:height="0.696cm" svg:x="16.29cm" svg:y="7.483cm" svg:viewBox="0 0 406 697" svg:d="M301 19c0-1 3-10 3-12 0 0 0-7-10-7-7 0-9 2-11 16l-46 179c-123 4-237 106-237 212 0 74 54 135 149 140-7 25-12 50-17 73-11 37-18 66-18 68 0 9 6 9 9 9 4 0 5 0 9-4 0-1 5-19 7-29l30-117c125-3 237-109 237-213 0-61-40-132-149-139zM153 530c-48-2-102-28-102-108 0-91 67-200 181-211zM253 211c58 4 104 39 104 108 0 91-67 202-185 211z">
            <text:p/>
          </draw:path>
          <draw:path draw:style-name="gr78" draw:text-style-name="P9" draw:layer="layout" svg:width="0.198cm" svg:height="0.36cm" svg:x="16.77cm" svg:y="7.777cm" svg:viewBox="0 0 199 361" svg:d="M123 16c0-16-2-16-16-16-35 33-84 35-107 35v20c12 0 49 0 79-16v278c0 17 0 24-54 24h-21v20c10 0 77-2 96-2 18 0 86 2 99 2v-20h-21c-55 0-55-7-55-24z">
            <text:p/>
          </draw:path>
        </draw:g>
        <draw:g>
          <svg:title>TexMaths</svg:title>
          <svg:desc>22§display§b§svg§600§TRUE§</svg:desc>
          <draw:polygon draw:style-name="gr79" draw:text-style-name="P8" draw:layer="layout" svg:width="0.333cm" svg:height="0.538cm" svg:x="18.447cm" svg:y="7.514cm" svg:viewBox="0 0 334 539" draw:points="167,539 0,539 0,0 334,0 334,539">
            <text:p/>
          </draw:polygon>
          <draw:path draw:style-name="gr80" draw:text-style-name="P9" draw:layer="layout" svg:width="0.286cm" svg:height="0.547cm" svg:x="18.484cm" svg:y="7.514cm" svg:viewBox="0 0 287 548" svg:d="M149 9c0-2 0-9-10-9-18 0-74 7-95 7-5 2-14 2-14 16 0 10 7 10 17 10 39 0 41 6 41 13 0 5-7 32-12 47l-64 254c-8 39-12 51-12 79 0 73 40 122 98 122 92 0 189-116 189-227 0-73-43-125-104-125-35 0-69 22-92 47zM76 301c5-16 5-17 12-26 39-51 72-62 93-62 28 0 49 23 49 72 0 46-26 136-40 166-25 51-62 79-92 79-26 0-51-21-51-77 0-16 0-30 13-79z">
            <text:p/>
          </draw:path>
        </draw:g>
        <draw:g>
          <draw:custom-shape draw:style-name="gr81" draw:text-style-name="P3" draw:layer="layout" svg:width="2.234cm" svg:height="2.234cm" svg:x="9.178cm" svg:y="2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4" draw:layer="layout" svg:width="1.864cm" svg:height="1.864cm" svg:x="9.376cm" svg:y="21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0§display§\log\hat{P}_{i}§svg§600§TRUE§</svg:desc>
          <draw:polygon draw:style-name="gr83" draw:text-style-name="P8" draw:layer="layout" svg:width="1.675cm" svg:height="0.803cm" svg:x="9.446cm" svg:y="22.248cm" svg:viewBox="0 0 1676 804" draw:points="838,804 0,804 0,0 1676,0 1676,804">
            <text:p/>
          </draw:polygon>
          <draw:path draw:style-name="gr84" draw:text-style-name="P9" draw:layer="layout" svg:width="0.157cm" svg:height="0.488cm" svg:x="9.468cm" svg:y="22.425cm" svg:viewBox="0 0 158 489" svg:d="M102 0l-102 8v22c50 0 56 5 56 39v366c0 32-8 32-56 32v22c24-1 61-1 78-1 18 0 53 0 80 1v-22c-48 0-56 0-56-32z">
            <text:p/>
          </draw:path>
          <draw:path draw:style-name="gr85" draw:text-style-name="P9" draw:layer="layout" svg:width="0.312cm" svg:height="0.323cm" svg:x="9.66cm" svg:y="22.598cm" svg:viewBox="0 0 313 324" svg:d="M313 165c0-90-72-165-156-165-88 0-157 77-157 165 0 91 74 159 157 159 84 0 156-70 156-159zM157 307c-31 0-61-16-80-48-18-30-18-74-18-99 0-27 0-66 16-98 19-32 53-46 82-46 30 0 60 14 78 45 19 30 19 72 19 99 0 25 0 64-16 94-14 32-46 53-81 53z">
            <text:p/>
          </draw:path>
          <draw:path draw:style-name="gr86" draw:text-style-name="P9" draw:layer="layout" svg:width="0.322cm" svg:height="0.464cm" svg:x="10.012cm" svg:y="22.595cm" svg:viewBox="0 0 323 465" svg:d="M138 198c-63 0-63-70-63-86 0-19 2-42 11-59 7-10 23-29 52-29 60 0 60 70 60 86 0 19 0 42-11 59-6 10-22 29-49 29zM54 225c0-3 0-19 13-33 27 21 56 22 71 22 65 0 113-48 113-102 0-27-11-53-29-69 26-24 51-27 64-27 2 0 5 0 7 0-8 3-12 11-12 19 0 13 10 21 21 21 7 0 21-5 21-21 0-13-10-35-37-35-14 0-45 5-75 34-29-24-59-26-73-26-66 0-116 48-116 102 0 32 16 58 34 74-10 9-22 33-22 57 0 23 9 50 32 63-44 12-66 43-66 72 0 49 70 89 157 89 83 0 156-37 156-91 0-26-11-61-46-81-38-20-78-20-121-20-18 0-48 0-53 0-23-3-39-25-39-48zM157 448c-72 0-120-36-120-72 0-34 27-60 57-61h42c61 0 141 0 141 61 0 36-52 72-120 72z">
            <text:p/>
          </draw:path>
          <draw:polygon draw:style-name="gr87" draw:text-style-name="P9" draw:layer="layout" svg:width="0.188cm" svg:height="0.109cm" svg:x="10.709cm" svg:y="22.248cm" svg:viewBox="0 0 189 110" draw:points="94,0 0,98 13,110 94,37 176,110 189,98">
            <text:p/>
          </draw:polygon>
          <draw:path draw:style-name="gr88" draw:text-style-name="P9" draw:layer="layout" svg:width="0.503cm" svg:height="0.48cm" svg:x="10.498cm" svg:y="22.433cm" svg:viewBox="0 0 504 481" svg:d="M186 259h119c100 0 199-74 199-152 0-54-47-107-139-107h-229c-13 0-21 0-21 13 0 9 7 9 21 9 8 0 21 0 30 2 12 0 15 3 15 11 0 2 0 5-2 13l-96 379c-6 27-8 32-64 32-11 0-19 0-19 14 0 8 8 8 11 8 19 0 69-1 90-1 14 0 30 0 45 0 14 0 30 1 44 1 7 0 15 0 15-14 0-8-7-8-19-8-26 0-47 0-47-13 0-3 2-6 3-11zM237 48c6-24 6-26 36-26h69c58 0 96 20 96 68 0 27-14 87-41 113-36 32-79 37-109 37h-99z">
            <text:p/>
          </draw:path>
          <draw:path draw:style-name="gr89" draw:text-style-name="P9" draw:layer="layout" svg:width="0.149cm" svg:height="0.331cm" svg:x="10.944cm" svg:y="22.692cm" svg:viewBox="0 0 150 332" svg:d="M138 19c0-8-7-19-20-19-14 0-28 13-28 27 0 8 6 19 20 19 15 0 28-14 28-27zM37 270c-3 7-5 11-5 21 0 22 19 41 46 41 52 0 72-68 72-75 0-6-6-6-8-6-6 0-6 3-9 8-11 40-34 59-53 59-10 0-11-6-11-17 0-12 3-20 8-31 5-14 9-27 16-40 3-11 21-57 24-62 1-5 3-11 3-16 0-24-21-42-48-42-50 0-72 67-72 75 0 7 6 7 8 7 8 0 8-3 10-8 12-43 35-61 52-61 8 0 13 5 13 18 0 11-3 19-16 49z">
            <text:p/>
          </draw:path>
        </draw:g>
        <draw:g>
          <draw:custom-shape draw:style-name="gr90" draw:text-style-name="P3" draw:layer="layout" svg:width="2.234cm" svg:height="2.234cm" svg:x="19.102cm" svg:y="21.5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4" draw:layer="layout" svg:width="1.864cm" svg:height="1.864cm" svg:x="19.3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2" draw:text-style-name="P3" draw:layer="layout" svg:width="2.234cm" svg:height="2.234cm" svg:x="13.689cm" svg:y="21.5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4" draw:layer="layout" svg:width="1.864cm" svg:height="1.864cm" svg:x="13.887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2§display§\hat{m}_{i}§svg§600§TRUE§</svg:desc>
          <draw:polygon draw:style-name="gr94" draw:text-style-name="P8" draw:layer="layout" svg:width="0.899cm" svg:height="0.654cm" svg:x="14.451cm" svg:y="22.439cm" svg:viewBox="0 0 900 655" draw:points="451,655 0,655 0,0 900,0 900,655">
            <text:p/>
          </draw:polygon>
          <draw:polygon draw:style-name="gr95" draw:text-style-name="P9" draw:layer="layout" svg:width="0.207cm" svg:height="0.12cm" svg:x="14.687cm" svg:y="22.439cm" svg:viewBox="0 0 208 121" draw:points="104,0 0,107 14,121 104,40 194,121 208,107">
            <text:p/>
          </draw:polygon>
          <draw:path draw:style-name="gr96" draw:text-style-name="P9" draw:layer="layout" svg:width="0.635cm" svg:height="0.351cm" svg:x="14.474cm" svg:y="22.634cm" svg:viewBox="0 0 636 352" svg:d="M46 297c-2 13-7 30-7 34 0 14 10 21 23 21 8 0 23-7 28-21 2-2 10-39 14-58l18-71c5-15 8-33 14-51 1-14 8-37 8-38 13-25 53-95 127-95 35 0 43 28 43 54 0 20-6 41-13 64l-21 89-16 60c-3 16-9 42-9 46 0 14 11 21 22 21 24 0 29-19 35-44 10-44 40-157 47-188 2-9 43-102 127-102 34 0 42 26 42 54 0 44-31 132-47 174-7 18-11 27-11 43 0 37 27 63 64 63 74 0 102-113 102-120s-7-7-9-7c-9 0-9 2-12 14-13 41-37 95-80 95-14 0-19-7-19-24 0-20 7-39 14-57 16-40 48-126 48-170 0-50-30-83-88-83s-99 33-127 76c-2-11-4-37-25-57-19-15-44-19-63-19-71 0-109 49-122 67-3-44-37-67-72-67s-49 30-56 44c-14 28-25 74-25 76 0 7 7 7 9 7 9 0 9 0 14-18 12-54 28-91 56-91 13 0 25 5 25 35 0 16-4 24-12 65z">
            <text:p/>
          </draw:path>
          <draw:path draw:style-name="gr97" draw:text-style-name="P9" draw:layer="layout" svg:width="0.165cm" svg:height="0.365cm" svg:x="15.156cm" svg:y="22.733cm" svg:viewBox="0 0 166 366" svg:d="M151 21c0-9-7-21-21-21-16 0-31 14-31 30 0 9 7 21 23 21 15 0 29-16 29-30zM41 297c-4 7-6 13-6 23 0 25 21 46 51 46 57 0 80-76 80-83s-7-7-9-7c-7 0-7 4-11 9-12 44-37 65-58 65-11 0-12-7-12-19s3-21 9-34c5-15 10-29 17-44 4-12 23-63 27-68 1-5 3-13 3-18 0-26-23-46-53-46-54 0-79 74-79 83 0 7 7 7 9 7 9 0 9-3 10-9 14-47 39-66 58-66 9 0 15 5 15 19 0 12-4 21-18 54z">
            <text:p/>
          </draw:path>
        </draw:g>
        <draw:g>
          <svg:title>TexMaths</svg:title>
          <svg:desc>22§display§\hat\varpi_i§svg§600§TRUE§</svg:desc>
          <draw:polygon draw:style-name="gr98" draw:text-style-name="P8" draw:layer="layout" svg:width="0.859cm" svg:height="0.654cm" svg:x="19.911cm" svg:y="22.385cm" svg:viewBox="0 0 860 655" draw:points="431,655 0,655 0,0 860,0 860,655">
            <text:p/>
          </draw:polygon>
          <draw:polygon draw:style-name="gr99" draw:text-style-name="P9" draw:layer="layout" svg:width="0.207cm" svg:height="0.12cm" svg:x="20.138cm" svg:y="22.385cm" svg:viewBox="0 0 208 121" draw:points="104,0 0,107 14,121 104,40 193,121 208,107">
            <text:p/>
          </draw:polygon>
          <draw:path draw:style-name="gr100" draw:text-style-name="P9" draw:layer="layout" svg:width="0.611cm" svg:height="0.342cm" svg:x="19.932cm" svg:y="22.589cm" svg:viewBox="0 0 612 343" svg:d="M128 0c-17 0-47 0-81 37-28 30-47 65-47 69 0 1 0 8 9 8 7 0 9-1 12-10 12-18 26-34 46-44 23-14 31-14 81-14-44 54-81 123-81 207 0 39 10 90 68 90 74 0 131-61 166-127h1c-1 6-1 15-1 22 0 54 19 105 81 105 114 0 183-163 183-241 0-19-4-39-9-56 12 0 33 0 38-2 7-4 18-12 18-25 0-19-16-19-32-19zM535 46c7 17 10 44 10 56 0 81-68 197-155 197-47 0-65-37-65-91 0-9 2-37 11-80 3-12 3-14 3-14 0-8-7-8-8-8-7 0-9 1-11 8-44 145-130 185-178 185-35 0-52-26-52-72 0-63 35-127 81-181z">
            <text:p/>
          </draw:path>
          <draw:path draw:style-name="gr101" draw:text-style-name="P9" draw:layer="layout" svg:width="0.164cm" svg:height="0.365cm" svg:x="20.576cm" svg:y="22.679cm" svg:viewBox="0 0 165 366" svg:d="M151 21c0-9-7-21-21-21-16 0-32 14-32 30 0 9 8 21 23 21 16 0 30-16 30-30zM40 297c-3 7-5 13-5 23 0 25 21 46 51 46 56 0 79-76 79-83s-7-7-8-7c-8 0-8 4-11 9-12 44-37 65-58 65-11 0-12-7-12-19s3-21 8-34c6-15 11-29 18-44 4-12 23-63 26-68 2-5 4-13 4-18 0-26-23-46-53-46-54 0-79 74-79 83 0 7 7 7 9 7 9 0 9-3 10-9 14-47 39-66 58-66 9 0 14 5 14 19 0 12-3 21-17 54z">
            <text:p/>
          </draw:path>
        </draw:g>
        <draw:g>
          <svg:title>TexMaths</svg:title>
          <svg:desc>22§display§\phi_2§svg§600§TRUE§</svg:desc>
          <draw:polygon draw:style-name="gr102" draw:text-style-name="P8" draw:layer="layout" svg:width="0.769cm" svg:height="0.689cm" svg:x="6.936cm" svg:y="7.385cm" svg:viewBox="0 0 770 690" draw:points="385,690 0,690 0,0 770,0 770,690">
            <text:p/>
          </draw:polygon>
          <draw:path draw:style-name="gr103" draw:text-style-name="P9" draw:layer="layout" svg:width="0.405cm" svg:height="0.696cm" svg:x="6.975cm" svg:y="7.385cm" svg:viewBox="0 0 406 697" svg:d="M301 19c0-1 3-10 3-12 0 0 0-7-10-7-7 0-9 2-11 16l-46 179c-123 4-237 106-237 212 0 74 54 135 149 140-7 25-12 50-17 73-11 37-18 66-18 68 0 9 6 9 9 9 4 0 5 0 9-4 0-1 5-19 7-29l30-117c125-3 237-109 237-213 0-61-40-132-149-139zM153 530c-48-2-102-28-102-108 0-91 67-200 181-211zM253 211c58 4 104 39 104 108 0 91-67 202-185 211z">
            <text:p/>
          </draw:path>
          <draw:path draw:style-name="gr104" draw:text-style-name="P9" draw:layer="layout" svg:width="0.24cm" svg:height="0.36cm" svg:x="7.43cm" svg:y="7.679cm" svg:viewBox="0 0 241 361" svg:d="M241 262h-19c-2 13-8 44-15 50-3 3-45 3-52 3h-101c57-51 76-65 109-91 41-32 78-66 78-118 0-66-58-106-128-106-67 0-113 48-113 97 0 28 23 31 28 31 14 0 30-10 30-29 0-9-4-29-32-29 16-38 53-51 79-51 55 0 83 43 83 87 0 47-33 84-51 105l-132 129c-5 5-5 7-5 21h225z">
            <text:p/>
          </draw:path>
        </draw:g>
        <draw:g>
          <svg:title>TexMaths</svg:title>
          <svg:desc>20§display§a_{\phi_2},b_{\phi_2}§svg§600§TRUE§</svg:desc>
          <draw:polygon draw:style-name="gr105" draw:text-style-name="P8" draw:layer="layout" svg:width="2.211cm" svg:height="0.69cm" svg:x="5.449cm" svg:y="2.398cm" svg:viewBox="0 0 2212 691" draw:points="1106,691 0,691 0,0 2212,0 2212,691">
            <text:p/>
          </draw:polygon>
          <draw:path draw:style-name="gr106" draw:text-style-name="P9" draw:layer="layout" svg:width="0.322cm" svg:height="0.319cm" svg:x="5.478cm" svg:y="2.576cm" svg:viewBox="0 0 323 320" svg:d="M235 45c-13-26-33-45-65-45-82 0-170 104-170 206 0 68 38 114 94 114 15 0 50-3 92-53 6 29 30 53 64 53 25 0 41-16 53-38 11-26 20-69 20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107" draw:text-style-name="P9" draw:layer="layout" svg:width="0.284cm" svg:height="0.442cm" svg:x="5.856cm" svg:y="2.651cm" svg:viewBox="0 0 285 443" svg:d="M210 6c0-6-7-6-10-6-6 0-8 3-10 11l-28 112c-87 5-162 67-162 133 0 56 51 90 106 93-4 14-7 30-12 46-6 23-9 42-9 42 0 6 6 6 8 6 6 0 6-1 9-11l21-83c85-3 162-66 162-133 0-53-45-90-106-91zM109 334c-37-1-72-22-72-68 0-50 37-120 121-128zM176 138c38 1 74 22 74 70 0 53-44 120-124 126z">
            <text:p/>
          </draw:path>
          <draw:path draw:style-name="gr108" draw:text-style-name="P9" draw:layer="layout" svg:width="0.175cm" svg:height="0.234cm" svg:x="6.19cm" svg:y="2.828cm" svg:viewBox="0 0 176 235" svg:d="M176 168h-14c-2 6-5 29-10 32-3 2-34 2-38 2h-71c24-18 51-37 72-52 32-22 61-43 61-80 0-44-42-70-93-70-48 0-83 27-83 62 0 18 16 21 21 21 9 0 21-6 21-21 0-12-10-19-21-20 11-16 30-26 54-26 35 0 64 21 64 54 0 31-21 53-48 76l-86 73c-5 3-5 3-5 7v9h165z">
            <text:p/>
          </draw:path>
          <draw:path draw:style-name="gr109" draw:text-style-name="P9" draw:layer="layout" svg:width="0.082cm" svg:height="0.21cm" svg:x="6.529cm" svg:y="2.812cm" svg:viewBox="0 0 83 211" svg:d="M83 74c0-47-17-74-45-74-24 0-38 18-38 37s14 38 38 38c8 0 18-3 24-9 4-2 4-2 5-2 0 0 2 0 2 10 0 52-26 96-50 118-8 8-8 10-8 11 0 7 3 8 8 8 8 0 64-54 64-137z">
            <text:p/>
          </draw:path>
          <draw:path draw:style-name="gr110" draw:text-style-name="P9" draw:layer="layout" svg:width="0.26cm" svg:height="0.497cm" svg:x="6.814cm" svg:y="2.398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111" draw:text-style-name="P9" draw:layer="layout" svg:width="0.284cm" svg:height="0.442cm" svg:x="7.117cm" svg:y="2.651cm" svg:viewBox="0 0 285 443" svg:d="M210 6c0-6-7-6-10-6-6 0-8 3-10 11l-28 112c-87 5-162 67-162 133 0 56 51 90 106 93-4 14-7 30-12 46-6 23-9 42-9 42 0 6 6 6 8 6 6 0 6-1 9-11l21-83c85-3 162-66 162-133 0-53-45-90-106-91zM109 334c-37-1-72-22-72-68 0-50 37-120 121-128zM176 138c38 1 74 22 74 70 0 53-44 120-124 126z">
            <text:p/>
          </draw:path>
          <draw:path draw:style-name="gr112" draw:text-style-name="P9" draw:layer="layout" svg:width="0.175cm" svg:height="0.234cm" svg:x="7.453cm" svg:y="2.828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</draw:g>
        <draw:custom-shape draw:style-name="gr113" draw:text-style-name="P2" draw:layer="layout" svg:width="2.969cm" svg:height="1.331cm" svg:x="20.326cm" svg:y="2.179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2.969cm" svg:height="1.331cm" svg:x="15.116cm" svg:y="2.1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a_{\phi_1},b_{\phi_1}§svg§600§TRUE§</svg:desc>
          <draw:polygon draw:style-name="gr115" draw:text-style-name="P8" draw:layer="layout" svg:width="2.211cm" svg:height="0.69cm" svg:x="15.472cm" svg:y="2.414cm" svg:viewBox="0 0 2212 691" draw:points="1106,691 0,691 0,0 2212,0 2212,691">
            <text:p/>
          </draw:polygon>
          <draw:path draw:style-name="gr116" draw:text-style-name="P9" draw:layer="layout" svg:width="0.322cm" svg:height="0.319cm" svg:x="15.501cm" svg:y="2.592cm" svg:viewBox="0 0 323 320" svg:d="M235 45c-13-26-33-45-65-45-82 0-170 104-170 206 0 68 38 114 94 114 15 0 50-3 92-53 6 29 30 53 64 53 25 0 41-16 53-38 11-26 20-69 20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117" draw:text-style-name="P9" draw:layer="layout" svg:width="0.284cm" svg:height="0.442cm" svg:x="15.879cm" svg:y="2.667cm" svg:viewBox="0 0 285 443" svg:d="M210 6c0-6-7-6-10-6-6 0-8 3-10 11l-28 112c-87 5-162 67-162 133 0 56 51 90 106 93-4 14-7 30-12 46-6 23-9 42-9 42 0 6 6 6 8 6 6 0 6-1 9-11l21-83c85-3 162-66 162-133 0-53-45-90-106-91zM109 334c-37-1-72-22-72-68 0-50 37-120 121-128zM176 138c38 1 74 22 74 70 0 53-44 120-124 126z">
            <text:p/>
          </draw:path>
          <draw:path draw:style-name="gr118" draw:text-style-name="P9" draw:layer="layout" svg:width="0.145cm" svg:height="0.234cm" svg:x="16.232cm" svg:y="2.844cm" svg:viewBox="0 0 146 235" svg:d="M91 11c0-11-1-11-13-11-25 22-65 22-72 22h-6v16h6c8 0 31-1 52-9v176c0 11 0 16-37 16h-18v14c19-1 51-1 71-1s52 0 72 1v-14h-18c-37 0-37-5-37-16z">
            <text:p/>
          </draw:path>
          <draw:path draw:style-name="gr119" draw:text-style-name="P9" draw:layer="layout" svg:width="0.082cm" svg:height="0.21cm" svg:x="16.552cm" svg:y="2.828cm" svg:viewBox="0 0 83 211" svg:d="M83 74c0-47-17-74-45-74-24 0-38 18-38 37s14 38 38 38c8 0 18-3 24-9 4-2 4-2 5-2 0 0 2 0 2 10 0 52-26 96-50 118-8 8-8 10-8 11 0 7 3 8 8 8 8 0 64-54 64-137z">
            <text:p/>
          </draw:path>
          <draw:path draw:style-name="gr120" draw:text-style-name="P9" draw:layer="layout" svg:width="0.26cm" svg:height="0.497cm" svg:x="16.837cm" svg:y="2.414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121" draw:text-style-name="P9" draw:layer="layout" svg:width="0.284cm" svg:height="0.442cm" svg:x="17.14cm" svg:y="2.667cm" svg:viewBox="0 0 285 443" svg:d="M210 6c0-6-7-6-10-6-6 0-8 3-10 11l-28 112c-87 5-162 67-162 133 0 56 51 90 106 93-4 14-7 30-12 46-6 23-9 42-9 42 0 6 6 6 8 6 6 0 6-1 9-11l21-83c85-3 162-66 162-133 0-53-45-90-106-91zM109 334c-37-1-72-22-72-68 0-50 37-120 121-128zM176 138c38 1 74 22 74 70 0 53-44 120-124 126z">
            <text:p/>
          </draw:path>
          <draw:path draw:style-name="gr122" draw:text-style-name="P9" draw:layer="layout" svg:width="0.145cm" svg:height="0.234cm" svg:x="17.494cm" svg:y="2.844cm" svg:viewBox="0 0 146 235" svg:d="M91 11c0-11-1-11-13-11-25 22-65 22-72 22h-6v16h6c8 0 31-1 52-9v176c0 11 0 16-37 16h-18v14c19-1 51-1 71-1s52 0 72 1v-14h-18c-37 0-37-5-37-16z">
            <text:p/>
          </draw:path>
        </draw:g>
        <draw:g>
          <svg:title>TexMaths</svg:title>
          <svg:desc>20§display§\mu_{\beta},\sigma_{\beta}§svg§600§TRUE§</svg:desc>
          <draw:polygon draw:style-name="gr123" draw:text-style-name="P8" draw:layer="layout" svg:width="1.861cm" svg:height="0.505cm" svg:x="20.932cm" svg:y="2.607cm" svg:viewBox="0 0 1862 506" draw:points="931,506 0,506 0,0 1862,0 1862,506">
            <text:p/>
          </draw:polygon>
          <draw:path draw:style-name="gr124" draw:text-style-name="P9" draw:layer="layout" svg:width="0.381cm" svg:height="0.463cm" svg:x="20.953cm" svg:y="2.599cm" svg:viewBox="0 0 382 464" svg:d="M142 64c4-14 10-42 10-45 0-13-8-19-21-19-1 0-21 0-27 26l-102 408c-2 8-2 10-2 11 0 11 8 19 19 19 16 0 24-12 26-14 3-6 11-43 38-152 23 19 55 22 69 22 50 0 77-32 94-51 5 30 32 51 63 51 25 0 41-16 53-40 11-24 20-67 20-69 0-8-6-8-8-8-8 0-8 4-9 13-13 47-26 88-55 88-19 0-20-17-20-32 0-16 8-49 14-73l19-77c2-10 10-37 13-48 3-16 10-44 10-47 0-13-10-19-21-19-3 0-21 0-27 24l-34 133c-8 35-16 64-18 72 0 3-35 67-91 67-35 0-53-24-53-61 0-20 5-40 10-60z">
            <text:p/>
          </draw:path>
          <draw:path draw:style-name="gr125" draw:text-style-name="P9" draw:layer="layout" svg:width="0.289cm" svg:height="0.443cm" svg:x="21.38cm" svg:y="2.668cm" svg:viewBox="0 0 290 444" svg:d="M290 69c0-43-39-69-82-69-67 0-118 77-129 126l-79 313c-1 3 5 5 7 5 4 0 9 0 9-4l34-131c11 22 33 43 73 43 71 0 149-49 149-125 0-28-14-59-40-75 26-16 58-43 58-83zM191 152c-7 2-10 3-24 3-8 0-21 0-24-3 4-1 19-3 24-3 6 0 17 2 24 3zM256 59c0 27-13 66-43 84-10-4-19-7-46-7-18 0-42 0-42 18 0 13 14 14 40 14 18 0 32-1 46-6 16 9 24 30 24 53 0 70-49 124-110 124-37 0-64-24-64-62 0-5 0-10 0-14l34-132c11-48 54-117 112-117 30 0 49 16 49 45z">
            <text:p/>
          </draw:path>
          <draw:path draw:style-name="gr126" draw:text-style-name="P9" draw:layer="layout" svg:width="0.082cm" svg:height="0.21cm" svg:x="21.794cm" svg:y="2.836cm" svg:viewBox="0 0 83 211" svg:d="M83 74c0-47-17-74-45-74-24 0-38 18-38 37s14 38 38 38c8 0 18-3 24-9 4-2 4-2 5-2 0 0 2 0 2 10 0 52-26 96-50 118-8 8-8 10-8 11 0 7 3 8 8 8 8 0 64-54 64-137z">
            <text:p/>
          </draw:path>
          <draw:path draw:style-name="gr127" draw:text-style-name="P9" draw:layer="layout" svg:width="0.372cm" svg:height="0.311cm" svg:x="22.074cm" svg:y="2.607cm" svg:viewBox="0 0 373 312" svg:d="M339 42c10 0 34 0 34-24 0-18-15-18-27-18h-160c-108 0-186 117-186 200 0 63 42 112 106 112 83 0 177-85 177-194 0-12 0-46-22-76zM107 296c-35 0-64-24-64-75 0-21 10-80 34-122 30-48 72-57 96-57 59 0 65 46 65 67 0 34-14 91-38 128-27 42-66 59-93 59z">
            <text:p/>
          </draw:path>
          <draw:path draw:style-name="gr128" draw:text-style-name="P9" draw:layer="layout" svg:width="0.289cm" svg:height="0.443cm" svg:x="22.472cm" svg:y="2.668cm" svg:viewBox="0 0 290 444" svg:d="M290 69c0-43-39-69-82-69-67 0-118 77-129 126l-79 313c-1 3 5 5 7 5 4 0 9 0 9-4l34-131c9 22 33 43 73 43 71 0 149-49 149-125 0-28-14-59-40-75 26-16 58-43 58-83zM191 152c-7 2-10 3-24 3-8 0-21 0-24-3 4-1 19-3 24-3 6 0 17 2 24 3zM256 59c0 27-13 66-43 84-10-4-19-7-46-7-18 0-42 0-42 18 0 13 14 14 40 14 18 0 32-1 46-6 16 9 24 30 24 53 0 70-49 124-110 124-37 0-66-24-66-62 0-5 2-10 2-14l34-132c11-48 54-117 112-117 30 0 49 16 49 45z">
            <text:p/>
          </draw:path>
        </draw:g>
        <draw:custom-shape draw:style-name="gr129" draw:text-style-name="P2" draw:layer="layout" svg:width="2.969cm" svg:height="1.331cm" svg:x="25.525cm" svg:y="10.54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u_{A_m},\sigma_{A_m}§svg§600§TRUE§</svg:desc>
          <draw:polygon draw:style-name="gr130" draw:text-style-name="P8" draw:layer="layout" svg:width="2.917cm" svg:height="0.478cm" svg:x="25.646cm" svg:y="11.025cm" svg:viewBox="0 0 2918 479" draw:points="1459,479 0,479 0,0 2918,0 2918,479">
            <text:p/>
          </draw:polygon>
          <draw:path draw:style-name="gr131" draw:text-style-name="P9" draw:layer="layout" svg:width="0.381cm" svg:height="0.462cm" svg:x="25.667cm" svg:y="11.017cm" svg:viewBox="0 0 382 463" svg:d="M142 64c4-14 10-42 10-45 0-13-8-19-21-19-1 0-21 0-27 26l-102 407c-2 8-2 9-2 11 0 11 8 19 19 19 16 0 24-13 26-14 3-7 11-43 38-152 23 19 55 22 69 22 50 0 77-31 94-51 5 31 32 51 63 51 25 0 41-15 53-39 11-24 20-68 20-69 0-8-6-8-8-8-8 0-8 3-9 13-13 46-26 88-55 88-19 0-20-18-20-32 0-16 8-50 14-74l19-77c2-9 10-36 13-48 3-15 10-43 10-46 0-13-10-19-21-19-3 0-21 0-27 24l-34 133c-8 35-16 63-18 71 0 4-35 68-91 68-35 0-53-24-53-61 0-21 5-40 10-61z">
            <text:p/>
          </draw:path>
          <draw:path draw:style-name="gr132" draw:text-style-name="P9" draw:layer="layout" svg:width="0.372cm" svg:height="0.35cm" svg:x="26.097cm" svg:y="11.082cm" svg:viewBox="0 0 373 351" svg:d="M74 292c-18 27-34 40-63 42-5 0-11 0-11 11 0 5 5 6 6 6 13 0 31-1 44-1 16 0 35 1 51 1 1 0 9 0 9-11 0-6-6-6-8-6-4 0-22-2-22-15 0-6 5-14 8-19l38-60h143l11 81c-2 5-5 13-34 13-6 0-12 0-12 11 0 2 1 6 8 6 14 0 49-1 64-1 8 0 19 0 28 0 8 1 20 1 28 1 6 0 11-3 11-9 0-8-7-8-15-8-28 0-30-3-32-16l-43-304c-1-11-1-14-11-14s-13 5-18 11zM139 222l104-161 23 161z">
            <text:p/>
          </draw:path>
          <draw:path draw:style-name="gr133" draw:text-style-name="P9" draw:layer="layout" svg:width="0.369cm" svg:height="0.16cm" svg:x="26.524cm" svg:y="11.348cm" svg:viewBox="0 0 370 161" svg:d="M158 126c-1 7-4 19-4 23 0 8 6 12 12 12 5 0 13-3 18-12 0-2 3-18 6-28 12-48 12-49 13-49 5-10 29-59 72-59 18 0 26 9 26 25 0 20-16 56-24 77-2 3-3 8-3 14 0 20 17 32 38 32 38 0 58-46 58-56 0-4-7-4-8-4-5 0-7 1-8 8-7 20-23 40-40 40-8 0-10-7-10-13 0-8 0-11 3-19 7-15 23-55 23-75 0-26-18-42-52-42-33 0-56 21-70 38-3-35-38-38-53-38-35 0-54 22-67 35-2-32-34-35-43-35-35 0-45 54-45 54 0 5 6 5 8 5 5 0 6-1 8-6 5-21 13-40 27-40 13 0 15 11 15 17 0 5-4 20-5 29-3 10-7 24-8 32l-8 30c-2 10-7 26-7 28 0 8 7 12 13 12 7 0 15-3 18-12 0-2 5-18 6-28 2-6 5-20 7-24 1-8 4-16 6-24 0-1 13-27 30-43 5-4 21-17 44-17 17 0 24 9 24 25 0 7-4 21-7 32z">
            <text:p/>
          </draw:path>
          <draw:path draw:style-name="gr134" draw:text-style-name="P9" draw:layer="layout" svg:width="0.082cm" svg:height="0.21cm" svg:x="27.054cm" svg:y="11.253cm" svg:viewBox="0 0 83 211" svg:d="M83 73c0-46-17-73-45-73-24 0-38 18-38 37s14 38 38 38c8 0 18-3 24-10 4-1 4-1 5-1 0 0 2 0 2 9 0 53-26 96-50 119-8 8-8 9-8 11 0 6 3 8 8 8 8 0 64-54 64-138z">
            <text:p/>
          </draw:path>
          <draw:path draw:style-name="gr135" draw:text-style-name="P9" draw:layer="layout" svg:width="0.372cm" svg:height="0.31cm" svg:x="27.334cm" svg:y="11.025cm" svg:viewBox="0 0 373 311" svg:d="M339 42c8 0 34 0 34-24 0-18-15-18-27-18h-160c-108 0-186 117-186 200 0 62 42 111 106 111 83 0 177-84 177-193 0-13 0-46-22-76zM107 296c-35 0-64-24-64-76 0-20 10-79 34-121 30-48 72-57 96-57 59 0 65 46 65 67 0 33-14 91-38 127-27 42-66 60-93 60z">
            <text:p/>
          </draw:path>
          <draw:path draw:style-name="gr136" draw:text-style-name="P9" draw:layer="layout" svg:width="0.372cm" svg:height="0.35cm" svg:x="27.735cm" svg:y="11.082cm" svg:viewBox="0 0 373 351" svg:d="M74 292c-18 27-34 40-63 42-5 0-11 0-11 11 0 5 5 6 6 6 13 0 31-1 44-1 16 0 35 1 51 1 1 0 9 0 9-11 0-6-6-6-8-6-4 0-22-2-22-15 0-6 5-14 8-19l38-60h143l11 81c-2 5-5 13-34 13-6 0-12 0-12 11 0 2 1 6 8 6 14 0 49-1 64-1 8 0 19 0 28 0 8 1 20 1 28 1 6 0 11-3 11-9 0-8-7-8-15-8-28 0-30-3-32-16l-43-304c-1-11-1-14-11-14s-13 5-18 11zM139 222l104-161 23 161z">
            <text:p/>
          </draw:path>
          <draw:path draw:style-name="gr137" draw:text-style-name="P9" draw:layer="layout" svg:width="0.369cm" svg:height="0.16cm" svg:x="28.162cm" svg:y="11.348cm" svg:viewBox="0 0 370 161" svg:d="M158 126c-1 7-4 19-4 23 0 8 6 12 12 12 5 0 13-3 16-12 2-2 5-18 8-28 12-48 12-49 13-49 5-10 29-59 72-59 18 0 26 9 26 25 0 20-16 56-24 77-2 3-3 8-3 14 0 20 17 32 38 32 38 0 58-46 58-56 0-4-7-4-8-4-5 0-7 1-8 8-7 20-23 40-40 40-8 0-10-7-10-13 0-8 0-11 3-19 7-15 23-55 23-75 0-26-18-42-52-42-33 0-56 21-70 38-3-35-38-38-53-38-35 0-54 22-67 35-2-32-34-35-43-35-35 0-45 54-45 54 0 5 5 5 8 5 5 0 6-1 8-6 5-21 13-40 27-40 13 0 15 11 15 17 0 5-4 20-5 29-3 10-7 24-8 32l-8 30c-2 10-7 26-7 28 0 8 7 12 13 12 7 0 15-3 18-12 0-2 5-18 6-28 2-6 5-20 7-24 1-8 3-16 6-24 0-1 13-27 30-43 5-4 21-17 44-17 17 0 24 9 24 25 0 7-4 21-7 32z">
            <text:p/>
          </draw:path>
        </draw:g>
        <draw:custom-shape draw:style-name="gr138" draw:text-style-name="P2" draw:layer="layout" svg:width="2.969cm" svg:height="1.331cm" svg:x="17.415cm" svg:y="3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mu_{b},\sigma_{b}§svg§600§TRUE§</svg:desc>
          <draw:polygon draw:style-name="gr139" draw:text-style-name="P8" draw:layer="layout" svg:width="1.834cm" svg:height="0.484cm" svg:x="18.082cm" svg:y="4.313cm" svg:viewBox="0 0 1835 485" draw:points="917,485 0,485 0,0 1835,0 1835,485">
            <text:p/>
          </draw:polygon>
          <draw:path draw:style-name="gr140" draw:text-style-name="P9" draw:layer="layout" svg:width="0.419cm" svg:height="0.509cm" svg:x="18.105cm" svg:y="4.304cm" svg:viewBox="0 0 420 510" svg:d="M157 70c3-15 10-45 10-49 0-14-9-21-23-21-1 0-23 0-30 28l-112 449c-2 8-2 10-2 12 0 12 9 21 21 21 18 0 27-14 28-16 4-7 13-47 42-167 25 21 60 25 76 25 55 0 85-35 104-57 5 34 35 57 69 57 28 0 45-18 58-44 12-27 22-74 22-76 0-9-7-9-8-9-9 0-9 4-11 14-14 51-28 97-60 97-21 0-23-19-23-35 0-18 9-55 16-81l21-84c2-11 11-41 14-53 4-18 11-48 11-51 0-14-11-21-23-21-3 0-23 0-30 26l-37 146c-9 39-17 70-19 79 0 4-39 74-100 74-39 0-58-26-58-67 0-23 5-44 10-67z">
            <text:p/>
          </draw:path>
          <draw:path draw:style-name="gr141" draw:text-style-name="P9" draw:layer="layout" svg:width="0.221cm" svg:height="0.382cm" svg:x="18.583cm" svg:y="4.387cm" svg:viewBox="0 0 222 383" svg:d="M107 16c2 0 4-7 4-9s-4-7-9-7c-12 0-56 4-70 5-6 0-13 2-13 13 0 8 7 8 14 8 27 0 27 4 27 7 0 4-5 27-9 39l-12 49c-6 20-35 138-35 145-4 14-4 21-4 28 0 54 35 89 81 89 67 0 141-75 141-154 0-64-46-92-83-92-28 0-53 16-69 30zM81 368c-26 0-42-23-42-57 0-19 5-38 19-100 4-9 4-11 14-23 21-23 46-35 65-35 21 0 41 16 41 53 0 21-13 77-28 109-15 26-41 53-69 53z">
            <text:p/>
          </draw:path>
          <draw:path draw:style-name="gr142" draw:text-style-name="P9" draw:layer="layout" svg:width="0.09cm" svg:height="0.231cm" svg:x="18.925cm" svg:y="4.564cm" svg:viewBox="0 0 91 232" svg:d="M91 81c0-51-19-81-49-81-26 0-42 19-42 40 0 22 16 43 42 43 9 0 20-4 27-11 3-2 3-2 5-2 0 0 2 0 2 11 0 58-28 105-55 130-9 9-9 11-9 12 0 7 4 9 9 9 9 0 70-60 70-151z">
            <text:p/>
          </draw:path>
          <draw:path draw:style-name="gr143" draw:text-style-name="P9" draw:layer="layout" svg:width="0.409cm" svg:height="0.342cm" svg:x="19.231cm" svg:y="4.313cm" svg:viewBox="0 0 410 343" svg:d="M373 46c11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144" draw:text-style-name="P9" draw:layer="layout" svg:width="0.221cm" svg:height="0.382cm" svg:x="19.679cm" svg:y="4.387cm" svg:viewBox="0 0 222 383" svg:d="M107 16c2 0 4-7 4-9s-4-7-9-7c-12 0-56 4-70 5-6 0-13 2-13 13 0 8 7 8 14 8 27 0 27 4 27 7 0 4-5 27-9 39l-12 49c-6 20-35 138-35 145-4 14-4 21-4 28 0 54 35 89 81 89 67 0 141-75 141-154 0-64-46-92-83-92-28 0-53 16-69 30zM81 368c-26 0-42-23-42-57 0-19 5-38 19-100 4-9 4-11 14-23 21-23 46-35 65-35 21 0 41 16 41 53 0 21-13 77-28 109-15 26-41 53-69 53z">
            <text:p/>
          </draw:path>
        </draw:g>
        <draw:custom-shape draw:style-name="gr145" draw:text-style-name="P2" draw:layer="layout" svg:width="1.508cm" svg:height="1.331cm" svg:x="23.564cm" svg:y="3.03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" draw:layer="layout" svg:width="1.508cm" svg:height="1.331cm" svg:x="13.41cm" svg:y="3.0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lambda{w}§svg§600§TRUE§</svg:desc>
          <draw:polygon draw:style-name="gr147" draw:text-style-name="P8" draw:layer="layout" svg:width="0.933cm" svg:height="0.489cm" svg:x="13.752cm" svg:y="3.463cm" svg:viewBox="0 0 934 490" draw:points="467,490 0,490 0,0 934,0 934,490">
            <text:p/>
          </draw:polygon>
          <draw:path draw:style-name="gr148" draw:text-style-name="P9" draw:layer="layout" svg:width="0.348cm" svg:height="0.499cm" svg:x="13.789cm" svg:y="3.463cm" svg:viewBox="0 0 349 500" svg:d="M214 284c29 73 63 182 75 198s18 16 37 16h16c7-1 7-4 7-8 0-1 0-3-4-6-6-8-11-18-16-32l-143-402c-15-40-53-50-87-50-3 0-13 0-13 8 0 5 7 6 7 6 24 5 29 10 46 58l69 191-195 194c-8 8-13 13-13 22 0 11 10 21 21 21s17-8 24-16z">
            <text:p/>
          </draw:path>
          <draw:path draw:style-name="gr149" draw:text-style-name="P9" draw:layer="layout" svg:width="0.466cm" svg:height="0.32cm" svg:x="14.182cm" svg:y="3.641cm" svg:viewBox="0 0 467 321" svg:d="M305 72c4-14 10-42 10-45 0-13-10-19-19-19-10 0-23 5-27 19-2 5-35 141-40 159-5 21-7 34-7 46 0 8 0 10 2 13-16 39-38 59-66 59-56 0-56-51-56-64 0-22 4-49 37-137 8-21 11-31 11-45 0-32-22-58-57-58-67 0-93 103-93 109s6 6 8 6c8 0 8 0 11-12 19-66 47-87 72-87 7 0 18 0 18 22 0 18-8 39-13 50-30 83-40 117-40 143 0 65 48 90 101 90 11 0 45 0 73-50 18 45 67 50 88 50 53 0 83-45 103-87 24-56 46-151 46-184 0-39-19-50-32-50-18 0-35 18-35 34 0 9 5 14 11 19 8 8 26 26 26 61 0 24-21 93-39 128-19 38-43 62-78 62-34 0-51-20-51-60 0-20 4-42 6-52z">
            <text:p/>
          </draw:path>
        </draw:g>
        <draw:g>
          <svg:title>TexMaths</svg:title>
          <svg:desc>20§display§\lambda{\gamma}§svg§600§TRUE§</svg:desc>
          <draw:polygon draw:style-name="gr150" draw:text-style-name="P8" draw:layer="layout" svg:width="0.813cm" svg:height="0.627cm" svg:x="23.953cm" svg:y="3.395cm" svg:viewBox="0 0 814 628" draw:points="408,628 0,628 0,0 814,0 814,628">
            <text:p/>
          </draw:polygon>
          <draw:path draw:style-name="gr151" draw:text-style-name="P9" draw:layer="layout" svg:width="0.348cm" svg:height="0.499cm" svg:x="23.99cm" svg:y="3.395cm" svg:viewBox="0 0 349 500" svg:d="M214 283c29 74 63 183 75 199s18 16 37 16h16c7-2 7-5 7-8 0-2 0-3-4-6-6-9-11-18-16-33l-143-401c-15-40-53-50-87-50-3 0-13 0-13 8 0 5 7 6 7 6 24 5 29 10 46 58l69 191-195 193c-8 8-13 13-13 23 0 11 10 21 21 21s17-8 24-16z">
            <text:p/>
          </draw:path>
          <draw:path draw:style-name="gr152" draw:text-style-name="P9" draw:layer="layout" svg:width="0.37cm" svg:height="0.463cm" svg:x="24.375cm" svg:y="3.573cm" svg:viewBox="0 0 371 464" svg:d="M16 133c27-82 104-82 112-82 107 0 115 124 115 180 0 43-3 54-10 68-14 52-35 133-35 152 0 8 4 13 8 13 10 0 16-16 23-43 17-59 24-99 27-122 1-8 1-17 5-27 22-69 68-174 96-230 4-8 14-24 14-28 0-6-8-6-10-6-1 0-6 0-8 5-36 67-65 137-92 208-2-21-2-75-29-144-18-42-46-77-94-77-88 0-138 107-138 130 0 6 6 6 13 6z">
            <text:p/>
          </draw:path>
        </draw:g>
        <draw:line draw:style-name="gr153" draw:text-style-name="P6" draw:layer="layout" svg:x1="23.394cm" svg:y1="16.884cm" svg:x2="23.43cm" svg:y2="21.555cm">
          <text:p/>
        </draw:line>
        <draw:g>
          <draw:custom-shape draw:style-name="gr154" draw:text-style-name="P3" draw:layer="layout" svg:width="2.234cm" svg:height="2.234cm" svg:x="22.349cm" svg:y="2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5" draw:text-style-name="P4" draw:layer="layout" svg:width="1.864cm" svg:height="1.864cm" svg:x="22.547cm" svg:y="21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22§display§{A}_m _{i} §svg§600§TRUE§</svg:desc>
          <draw:polygon draw:style-name="gr156" draw:text-style-name="P8" draw:layer="layout" svg:width="1.387cm" svg:height="0.644cm" svg:x="22.725cm" svg:y="15.598cm" svg:viewBox="0 0 1388 645" draw:points="693,645 0,645 0,0 1388,0 1388,645">
            <text:p/>
          </draw:polygon>
          <draw:path draw:style-name="gr157" draw:text-style-name="P9" draw:layer="layout" svg:width="0.53cm" svg:height="0.554cm" svg:x="22.751cm" svg:y="15.573cm" svg:viewBox="0 0 531 555" svg:d="M111 466c-30 51-60 63-95 65-9 0-16 0-16 16 0 3 4 8 11 8 21 0 44-3 66-3 25 0 53 3 78 3 3 0 14 0 14-15 0-9-7-9-12-9-18-2-37-9-37-28 0-9 5-18 10-28l60-99h195c2 16 13 121 13 128 0 25-41 27-57 27-10 0-19 0-19 16 0 8 10 8 12 8 32 0 65-3 97-3 19 0 67 3 86 3 5 0 14 0 14-15 0-9-7-9-17-9-48 0-48-5-50-28l-47-484c-2-15-2-19-16-19-12 0-14 5-19 12zM204 352l153-255 25 255z">
            <text:p/>
          </draw:path>
          <draw:path draw:style-name="gr158" draw:text-style-name="P9" draw:layer="layout" svg:width="0.497cm" svg:height="0.245cm" svg:x="23.33cm" svg:y="16.002cm" svg:viewBox="0 0 498 246" svg:d="M209 197c-1 10-7 28-7 32 0 12 11 17 20 17 8 0 17-7 21-12 2-5 7-23 9-34 3-10 8-35 12-49 3-12 7-24 9-37 7-23 7-24 17-40 18-28 44-58 86-58 30 0 32 24 32 37 0 33-23 93-32 116-5 16-7 21-7 30 0 28 23 47 51 47 55 0 78-75 78-84 0-7-7-7-9-7-7 0-7 3-9 10-14 42-37 65-58 65-12 0-14-7-14-19s4-19 12-44c7-18 30-74 30-105 0-9 0-32-21-48-9-7-24-14-51-14-47 0-77 32-95 54-5-45-44-54-70-54-46 0-76 28-92 49-5-37-37-49-59-49-23 0-36 18-43 30-12 19-19 51-19 53 0 7 7 7 9 7 9 0 9-2 12-16 9-32 19-58 41-58 14 0 17 10 17 26 0 11-5 30-9 46-3 14-8 37-12 47l-18 71c-1 7-5 21-5 23 0 12 11 17 20 17 8 0 17-7 21-12 1-5 7-23 8-34 4-10 9-35 13-49 3-12 7-24 9-37 7-23 7-26 22-49 16-21 41-49 81-49 32 0 34 26 34 37 0 14-2 21-11 51z">
            <text:p/>
          </draw:path>
          <draw:path draw:style-name="gr159" draw:text-style-name="P9" draw:layer="layout" svg:width="0.164cm" svg:height="0.365cm" svg:x="23.918cm" svg:y="15.882cm" svg:viewBox="0 0 165 366" svg:d="M151 21c0-9-7-21-21-21-16 0-31 14-31 30 0 9 7 21 22 21 16 0 30-16 30-30zM40 297c-3 7-5 12-5 23 0 25 21 46 51 46 56 0 79-76 79-83s-7-7-8-7c-7 0-7 3-11 9-12 44-37 65-58 65-11 0-12-7-12-20 0-12 3-21 8-33 6-16 11-30 18-44 4-12 23-63 26-68 2-6 4-13 4-18 0-26-23-46-53-46-54 0-79 74-79 83 0 7 7 7 9 7 9 0 9-4 10-9 14-47 39-67 58-67 9 0 14 6 14 20 0 12-3 21-17 54z">
            <text:p/>
          </draw:path>
        </draw:g>
        <draw:g>
          <svg:title>TexMaths</svg:title>
          <svg:desc>22§display§\hat{A}_m _{i} §svg§600§TRUE§</svg:desc>
          <draw:polygon draw:style-name="gr160" draw:text-style-name="P8" draw:layer="layout" svg:width="1.387cm" svg:height="0.85cm" svg:x="22.825cm" svg:y="22.172cm" svg:viewBox="0 0 1388 851" draw:points="693,851 0,851 0,0 1388,0 1388,851">
            <text:p/>
          </draw:polygon>
          <draw:polygon draw:style-name="gr161" draw:text-style-name="P9" draw:layer="layout" svg:width="0.207cm" svg:height="0.121cm" svg:x="23.119cm" svg:y="22.172cm" svg:viewBox="0 0 208 122" draw:points="104,0 0,107 14,122 104,41 194,122 208,107">
            <text:p/>
          </draw:polygon>
          <draw:path draw:style-name="gr162" draw:text-style-name="P9" draw:layer="layout" svg:width="0.53cm" svg:height="0.556cm" svg:x="22.851cm" svg:y="22.352cm" svg:viewBox="0 0 531 557" svg:d="M111 467c-30 51-60 63-95 65-9 0-16 0-16 16 0 3 4 9 11 9 21 0 44-4 66-4 25 0 53 4 78 4 3 0 14 0 14-16 0-9-7-9-12-9-18-2-37-9-37-28 0-9 5-18 10-28l60-99h195c2 16 13 121 13 128 0 25-41 27-57 27-10 0-19 0-19 16 0 9 10 9 12 9 32 0 65-4 97-4 19 0 67 4 86 4 5 0 14 0 14-16 0-9-7-9-17-9-48 0-48-5-50-28l-47-485c-2-15-2-19-16-19-12 0-14 5-19 12zM204 352l153-255 25 255z">
            <text:p/>
          </draw:path>
          <draw:path draw:style-name="gr163" draw:text-style-name="P9" draw:layer="layout" svg:width="0.497cm" svg:height="0.246cm" svg:x="23.43cm" svg:y="22.781cm" svg:viewBox="0 0 498 247" svg:d="M209 197c-1 11-7 28-7 32 0 12 11 18 20 18 8 0 17-7 21-13 2-5 7-23 9-33 3-11 8-35 12-50 3-12 7-24 9-37 7-22 7-24 17-40 18-28 44-58 86-58 30 0 32 25 32 37 0 33-23 93-32 116-5 16-7 21-7 30 0 28 23 48 51 48 55 0 78-76 78-85 0-7-7-7-9-7-7 0-7 4-9 11-14 42-37 65-58 65-12 0-14-7-14-20 0-12 4-19 12-44 7-17 30-74 30-105 0-9 0-32-21-48-9-7-24-14-51-14-47 0-77 32-95 55-5-46-44-55-70-55-46 0-76 28-92 49-5-37-37-49-59-49-23 0-36 18-43 30-12 19-19 51-19 53 0 7 7 7 9 7 9 0 9-2 12-16 9-32 19-58 41-58 14 0 17 10 17 26 0 11-5 30-9 46-3 14-8 37-12 48l-18 70c-1 7-5 21-5 23 0 12 11 18 20 18 8 0 17-7 21-13 1-5 7-23 8-33 4-11 9-35 13-50 3-12 7-24 9-37 7-22 7-26 22-49 16-21 41-49 81-49 32 0 34 26 34 37 0 14-2 21-11 51z">
            <text:p/>
          </draw:path>
          <draw:path draw:style-name="gr164" draw:text-style-name="P9" draw:layer="layout" svg:width="0.164cm" svg:height="0.365cm" svg:x="24.018cm" svg:y="22.662cm" svg:viewBox="0 0 165 366" svg:d="M151 21c0-9-7-21-21-21-16 0-31 14-31 30 0 9 7 21 22 21 16 0 30-16 30-30zM40 298c-3 7-5 12-5 23 0 24 21 45 51 45 56 0 79-75 79-82s-7-7-8-7c-7 0-7 3-11 8-12 44-37 66-58 66-11 0-12-8-12-20s3-21 8-33c6-16 11-30 18-44 4-13 23-64 26-69 2-5 4-12 4-18 0-26-23-45-53-45-54 0-79 74-79 82 0 7 7 7 9 7 9 0 9-3 10-8 14-48 39-67 58-67 9 0 14 5 14 19 0 12-3 21-17 55z">
            <text:p/>
          </draw:path>
        </draw:g>
        <draw:custom-shape draw:style-name="gr165" draw:text-style-name="P1" draw:layer="layout" svg:width="1.8cm" svg:height="1.799cm" svg:x="25.15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alpha§svg§600§TRUE§</svg:desc>
          <draw:polygon draw:style-name="gr166" draw:text-style-name="P8" draw:layer="layout" svg:width="0.498cm" svg:height="0.333cm" svg:x="25.829cm" svg:y="7.619cm" svg:viewBox="0 0 499 334" draw:points="250,334 0,334 0,0 499,0 499,334">
            <text:p/>
          </draw:polygon>
          <draw:path draw:style-name="gr167" draw:text-style-name="P9" draw:layer="layout" svg:width="0.433cm" svg:height="0.351cm" svg:x="25.861cm" svg:y="7.61cm" svg:viewBox="0 0 434 352" svg:d="M337 160c0-121-72-160-128-160-107 0-209 111-209 220 0 72 46 132 125 132 49 0 105-18 165-65 9 40 35 65 70 65 41 0 65-42 65-55 0-5-5-8-10-8-6 0-7 3-9 8-14 37-42 37-44 37-25 0-25-59-25-79 0-16 0-17 9-26 72-92 88-183 88-183 0-2 0-7-9-7-7 0-7 1-10 16-14 49-41 107-78 153zM286 266c-68 60-128 68-159 68-46 0-69-35-69-84 0-37 19-122 44-162 37-56 79-70 105-70 78 0 78 102 78 162 0 28 0 73 1 86z">
            <text:p/>
          </draw:path>
        </draw:g>
        <draw:line draw:style-name="gr168" draw:text-style-name="P6" draw:layer="layout" svg:x1="25.753cm" svg:y1="8.703cm" svg:x2="20.814cm" svg:y2="13.836cm">
          <text:p/>
        </draw:line>
        <draw:custom-shape draw:style-name="gr169" draw:text-style-name="P2" draw:layer="layout" svg:width="2.969cm" svg:height="1.331cm" svg:x="25.326cm" svg:y="2.27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u_{\alpha},\sigma_{\alpha}§svg§600§TRUE§</svg:desc>
          <draw:polygon draw:style-name="gr170" draw:text-style-name="P8" draw:layer="layout" svg:width="1.905cm" svg:height="0.441cm" svg:x="25.933cm" svg:y="2.807cm" svg:viewBox="0 0 1906 442" draw:points="952,442 0,442 0,0 1906,0 1906,442">
            <text:p/>
          </draw:polygon>
          <draw:path draw:style-name="gr171" draw:text-style-name="P9" draw:layer="layout" svg:width="0.381cm" svg:height="0.463cm" svg:x="25.954cm" svg:y="2.799cm" svg:viewBox="0 0 382 464" svg:d="M142 64c4-14 10-42 10-45 0-13-8-19-21-19-1 0-21 0-27 26l-102 408c-2 8-2 9-2 11 0 11 8 19 19 19 16 0 24-13 26-14 3-7 11-44 38-152 23 19 55 22 69 22 50 0 77-32 94-51 5 30 32 51 63 51 25 0 41-16 53-40 11-24 20-67 20-69 0-8-6-8-8-8-8 0-8 3-9 13-13 46-26 88-55 88-19 0-20-18-20-32 0-16 8-50 14-74l19-76c2-10 10-37 13-48 3-16 10-44 10-47 0-13-10-19-21-19-3 0-21 0-27 24l-34 133c-8 35-16 64-18 72 0 3-35 67-91 67-35 0-53-24-53-61 0-21 5-40 10-61z">
            <text:p/>
          </draw:path>
          <draw:path draw:style-name="gr172" draw:text-style-name="P9" draw:layer="layout" svg:width="0.303cm" svg:height="0.223cm" svg:x="26.387cm" svg:y="2.997cm" svg:viewBox="0 0 304 224" svg:d="M240 149c45-48 64-114 64-119 0-6-6-6-8-6-8 0-8 2-11 13-8 32-26 62-47 89 0-8-1-41-1-46-8-48-45-80-95-80-72 0-142 67-142 138 0 44 34 86 91 86 45 0 87-21 114-43 11 37 37 43 51 43 29 0 46-24 46-35 0-7-6-7-8-7-6 0-8 4-8 5-8 19-22 23-28 23-7 0-16 0-18-61zM202 165c-48 40-92 45-109 45-34 0-51-23-51-55 0-14 6-69 32-102 22-31 51-39 68-39 39 0 52 39 55 69 3 21 1 56 5 82z">
            <text:p/>
          </draw:path>
          <draw:path draw:style-name="gr173" draw:text-style-name="P9" draw:layer="layout" svg:width="0.082cm" svg:height="0.21cm" svg:x="26.818cm" svg:y="3.036cm" svg:viewBox="0 0 83 211" svg:d="M83 74c0-47-17-74-45-74-24 0-38 18-38 37s14 38 38 38c8 0 18-3 24-9 4-2 4-2 5-2 0 0 2 0 2 10 0 52-26 96-50 118-8 8-8 10-8 11 0 7 3 8 8 8 8 0 64-54 64-137z">
            <text:p/>
          </draw:path>
          <draw:path draw:style-name="gr174" draw:text-style-name="P9" draw:layer="layout" svg:width="0.372cm" svg:height="0.311cm" svg:x="27.096cm" svg:y="2.807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175" draw:text-style-name="P9" draw:layer="layout" svg:width="0.303cm" svg:height="0.223cm" svg:x="27.501cm" svg:y="2.997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09 45-34 0-51-23-51-55 0-14 6-69 32-102 22-31 51-39 68-39 39 0 52 39 55 69 3 21 1 56 5 82z">
            <text:p/>
          </draw:path>
        </draw:g>
        <draw:line draw:style-name="gr176" draw:text-style-name="P6" draw:layer="layout" svg:x1="26.027cm" svg:y1="3.61cm" svg:x2="26.056cm" svg:y2="6.931cm">
          <text:p/>
        </draw:line>
        <draw:custom-shape draw:style-name="gr177" draw:text-style-name="P1" draw:layer="layout" svg:width="1.8cm" svg:height="1.772cm" svg:x="8.89cm" svg:y="6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draw:layer="layout" svg:width="1.8cm" svg:height="1.772cm" svg:x="10.891cm" svg:y="6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mu_P§svg§600§TRUE§</svg:desc>
          <draw:polygon draw:style-name="gr179" draw:text-style-name="P8" draw:layer="layout" svg:width="0.945cm" svg:height="0.484cm" svg:x="9.436cm" svg:y="7.595cm" svg:viewBox="0 0 946 485" draw:points="472,485 0,485 0,0 946,0 946,485">
            <text:p/>
          </draw:polygon>
          <draw:path draw:style-name="gr180" draw:text-style-name="P9" draw:layer="layout" svg:width="0.42cm" svg:height="0.509cm" svg:x="9.459cm" svg:y="7.586cm" svg:viewBox="0 0 421 510" svg:d="M157 70c3-15 10-45 10-49 0-14-8-21-23-21-1 0-22 0-29 28l-113 449c-2 8-2 10-2 12 0 12 9 21 21 21 18 0 27-14 28-16 4-7 13-47 43-167 24 21 60 25 75 25 55 0 85-35 104-57 6 34 36 57 69 57 28 0 46-18 58-44 12-27 23-74 23-76 0-9-7-9-9-9-9 0-9 4-10 14-14 51-29 97-60 97-21 0-23-19-23-35 0-18 9-55 16-81l21-84c2-11 10-41 14-53 3-18 11-48 11-51 0-14-11-21-23-21-4 0-23 0-30 26l-37 146c-9 39-18 70-20 79 0 4-38 74-100 74-39 0-58-26-58-67 0-23 5-44 10-67z">
            <text:p/>
          </draw:path>
          <draw:path draw:style-name="gr181" draw:text-style-name="P9" draw:layer="layout" svg:width="0.415cm" svg:height="0.37cm" svg:x="9.942cm" svg:y="7.674cm" svg:viewBox="0 0 416 371" svg:d="M146 202h99c91 0 171-58 171-118 0-45-46-84-120-84h-190c-11 0-18 0-18 12 0 7 5 7 18 7 9 0 10 0 21 2 10 0 12 2 12 7 0 2 0 4-2 12l-72 287c-5 21-7 25-49 25-9 0-16 0-16 12 0 0 0 7 9 7 16 0 54-2 70-2 9 0 28 0 37 0 13 0 25 2 36 2 3 0 12 0 12-12 0-7-7-7-18-7-2 0-10 0-21-2-12 0-12-2-12-7 0-2 0-4 2-12zM187 39c3-18 3-20 26-20h65c50 0 81 16 81 55 0 16-7 60-33 84-19 16-51 27-90 27h-86z">
            <text:p/>
          </draw:path>
        </draw:g>
        <draw:g>
          <svg:title>TexMaths</svg:title>
          <svg:desc>22§display§\sigma_P§svg§600§TRUE§</svg:desc>
          <draw:polygon draw:style-name="gr182" draw:text-style-name="P8" draw:layer="layout" svg:width="0.919cm" svg:height="0.45cm" svg:x="11.336cm" svg:y="7.587cm" svg:viewBox="0 0 920 451" draw:points="461,451 0,451 0,0 920,0 920,451">
            <text:p/>
          </draw:polygon>
          <draw:path draw:style-name="gr183" draw:text-style-name="P9" draw:layer="layout" svg:width="0.409cm" svg:height="0.343cm" svg:x="11.366cm" svg:y="7.587cm" svg:viewBox="0 0 410 344" svg:d="M373 46c10 0 37 0 37-27 0-19-16-19-30-19h-176c-118 0-204 129-204 220 0 69 46 124 116 124 92 0 195-94 195-214 0-14 0-51-24-84zM118 326c-39 0-71-27-71-83 0-23 11-88 37-134 34-53 80-63 106-63 65 0 72 51 72 74 0 37-16 100-42 141-30 46-72 65-102 65z">
            <text:p/>
          </draw:path>
          <draw:path draw:style-name="gr184" draw:text-style-name="P9" draw:layer="layout" svg:width="0.414cm" svg:height="0.371cm" svg:x="11.816cm" svg:y="7.666cm" svg:viewBox="0 0 415 372" svg:d="M146 203h99c91 0 170-59 170-118 0-46-46-85-119-85h-190c-11 0-18 0-18 12 0 7 5 7 18 7 8 0 10 0 21 2 10 0 12 2 12 7 0 2 0 4-2 13l-72 287c-5 21-7 24-49 24-9 0-16 0-16 13 0 0 0 7 9 7 16 0 54-2 70-2 9 0 28 0 37 0 12 0 25 2 35 2 4 0 13 0 13-13 0-7-7-7-18-7-2 0-11 0-21-1-12 0-12-2-12-7 0-2 0-4 1-13zM186 39c4-18 4-20 27-20h65c49 0 81 16 81 55 0 16-7 60-34 85-19 15-51 26-89 26h-86z">
            <text:p/>
          </draw:path>
        </draw:g>
        <draw:g>
          <svg:title>TexMaths</svg:title>
          <svg:desc>22§display§\mu_Z§svg§600§TRUE§</svg:desc>
          <draw:polygon draw:style-name="gr185" draw:text-style-name="P8" draw:layer="layout" svg:width="0.927cm" svg:height="0.484cm" svg:x="2.436cm" svg:y="7.395cm" svg:viewBox="0 0 928 485" draw:points="463,485 0,485 0,0 928,0 928,485">
            <text:p/>
          </draw:polygon>
          <draw:path draw:style-name="gr186" draw:text-style-name="P9" draw:layer="layout" svg:width="0.42cm" svg:height="0.509cm" svg:x="2.459cm" svg:y="7.386cm" svg:viewBox="0 0 421 510" svg:d="M157 70c3-15 10-45 10-49 0-14-9-21-23-21-1 0-22 0-30 28l-112 449c-2 8-2 10-2 12 0 12 9 21 21 21 18 0 27-14 28-16 4-7 13-47 43-167 24 21 59 25 75 25 55 0 85-35 104-57 5 34 35 57 69 57 28 0 46-18 58-44 12-27 23-74 23-76 0-9-7-9-9-9-9 0-9 4-11 14-14 51-28 97-59 97-22 0-23-19-23-35 0-18 9-55 16-81l21-84c1-11 10-41 14-53 3-18 10-48 10-51 0-14-10-21-23-21-3 0-22 0-29 26l-37 146c-9 39-18 70-20 79 0 4-39 74-100 74-39 0-58-26-58-67 0-23 5-44 10-67z">
            <text:p/>
          </draw:path>
          <draw:path draw:style-name="gr187" draw:text-style-name="P9" draw:layer="layout" svg:width="0.39cm" svg:height="0.37cm" svg:x="2.945cm" svg:y="7.474cm" svg:viewBox="0 0 391 371" svg:d="M382 21c5-3 9-9 9-16 0-5-5-5-16-5h-253c-15 0-15 0-18 11l-32 98c-2 7-2 7-2 9s2 7 9 7 9-4 11-9c26-76 68-97 139-97h97l-317 327c-4 6-9 11-9 20 0 5 5 5 14 5h264c14 0 14 0 18-10l39-122c3-7 3-9 3-9 0 0 0-7-9-7-7 0-9 2-12 14-25 74-53 113-148 113h-104z">
            <text:p/>
          </draw:path>
        </draw:g>
        <draw:g>
          <svg:title>TexMaths</svg:title>
          <svg:desc>22§display§\sigma_Z§svg§600§TRUE§</svg:desc>
          <draw:polygon draw:style-name="gr188" draw:text-style-name="P8" draw:layer="layout" svg:width="0.901cm" svg:height="0.45cm" svg:x="4.436cm" svg:y="7.487cm" svg:viewBox="0 0 902 451" draw:points="450,451 0,451 0,0 902,0 902,451">
            <text:p/>
          </draw:polygon>
          <draw:path draw:style-name="gr189" draw:text-style-name="P9" draw:layer="layout" svg:width="0.409cm" svg:height="0.343cm" svg:x="4.466cm" svg:y="7.487cm" svg:viewBox="0 0 410 344" svg:d="M373 46c10 0 37 0 37-27 0-19-16-19-30-19h-176c-118 0-204 129-204 220 0 69 46 124 116 124 91 0 195-94 195-214 0-14 0-51-24-84zM118 326c-39 0-71-27-71-83 0-23 11-88 37-134 34-53 80-63 106-63 65 0 72 51 72 74 0 37-16 100-42 141-30 46-72 65-102 65z">
            <text:p/>
          </draw:path>
          <draw:path draw:style-name="gr190" draw:text-style-name="P9" draw:layer="layout" svg:width="0.389cm" svg:height="0.371cm" svg:x="4.921cm" svg:y="7.566cm" svg:viewBox="0 0 390 372" svg:d="M382 21c5-3 8-9 8-16 0-5-5-5-15-5h-254c-14 0-14 0-17 11l-32 98c-2 7-2 7-2 9s2 7 9 7 9-3 11-9c26-75 68-97 139-97h96l-316 328c-4 5-9 11-9 19 0 6 5 6 14 6h264c14 0 14 0 17-11l39-121c4-7 4-9 4-9 0 0 0-7-9-7-7 0-9 2-13 14-24 74-52 113-147 113h-104z">
            <text:p/>
          </draw:path>
        </draw:g>
        <draw:custom-shape draw:style-name="gr191" draw:text-style-name="P2" draw:layer="layout" svg:width="2.969cm" svg:height="1.331cm" svg:x="8.516cm" svg:y="2.18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u_{\mu_P},\sigma_{\mu_P}

§svg§600§TRUE§</svg:desc>
          <draw:polygon draw:style-name="gr192" draw:text-style-name="P8" draw:layer="layout" svg:width="2.629cm" svg:height="0.505cm" svg:x="8.696cm" svg:y="2.593cm" svg:viewBox="0 0 2630 506" draw:points="1315,506 0,506 0,0 2630,0 2630,506">
            <text:p/>
          </draw:polygon>
          <draw:path draw:style-name="gr193" draw:text-style-name="P9" draw:layer="layout" svg:width="0.381cm" svg:height="0.463cm" svg:x="8.717cm" svg:y="2.585cm" svg:viewBox="0 0 382 464" svg:d="M142 64c4-14 10-42 10-45 0-13-8-19-21-19-1 0-21 0-27 26l-102 408c-2 8-2 10-2 11 0 11 8 19 19 19 16 0 24-12 26-14 3-6 11-43 38-152 23 19 55 22 69 22 50 0 77-32 94-51 5 30 32 51 63 51 25 0 41-16 53-40 11-24 20-67 20-69 0-8-6-8-8-8-8 0-8 4-9 13-13 47-26 88-55 88-19 0-20-17-20-32 0-16 8-49 14-73l19-77c2-10 10-37 13-48 3-16 10-44 10-47 0-13-10-19-21-19-3 0-21 0-27 24l-34 133c-8 35-16 64-18 72 0 3-35 67-91 67-35 0-53-24-53-61 0-20 5-40 10-60z">
            <text:p/>
          </draw:path>
          <draw:path draw:style-name="gr194" draw:text-style-name="P9" draw:layer="layout" svg:width="0.293cm" svg:height="0.322cm" svg:x="9.144cm" svg:y="2.784cm" svg:viewBox="0 0 294 323" svg:d="M2 298c-2 8-2 9-2 11 0 10 10 14 18 14 17 0 20-16 22-24 2-3 11-41 24-91 14 11 35 15 53 15 41 0 70-34 70-36 10 34 43 36 51 36 18 0 31-10 39-26 11-19 17-48 17-50 0-6-6-6-8-6-6 0-6 2-9 16-7 22-16 53-37 53-13 0-16-11-16-24 0-10 3-27 6-40 5-13 10-34 12-45l11-43c3-13 9-34 9-37 0-10-8-16-17-16-5 0-15 3-19 13-2 1-7 17-8 27l-12 41-14 63c-3 11-3 13-8 19-16 23-37 42-66 42-40 0-40-35-40-45 0-13 0-19 8-47 5-20 7-24 12-43l6-29c2-9 8-28 8-30 0-10-8-16-18-16-17 0-22 18-24 24z">
            <text:p/>
          </draw:path>
          <draw:path draw:style-name="gr195" draw:text-style-name="P9" draw:layer="layout" svg:width="0.295cm" svg:height="0.241cm" svg:x="9.502cm" svg:y="2.832cm" svg:viewBox="0 0 296 242" svg:d="M101 135h77c54 0 118-34 118-77 0-34-37-58-88-58h-139c-7 0-13 0-13 10 0 6 5 6 14 6 4 0 15 0 23 2 0 4 0 4-2 9l-46 186c-3 10-3 13-31 13-8 0-14 0-14 9 0 4 3 7 6 7 8 0 16-2 24-2s18 0 26 0c10 0 18 0 26 0 9 0 17 2 25 2 2 0 8 0 8-10 0-6-5-6-11-6 0 0-10 0-14 0-10-2-10-2-10-5 0 0 0-2 2-5zM126 27c4-11 4-11 18-11h53c35 0 61 10 61 37 0 9-7 37-26 51-21 16-48 16-62 16h-68z">
            <text:p/>
          </draw:path>
          <draw:path draw:style-name="gr196" draw:text-style-name="P9" draw:layer="layout" svg:width="0.082cm" svg:height="0.21cm" svg:x="9.96cm" svg:y="2.822cm" svg:viewBox="0 0 83 211" svg:d="M83 74c0-47-17-74-45-74-24 0-38 18-38 37s14 38 38 38c8 0 18-3 24-9 4-2 4-2 5-2 0 0 2 0 2 10 0 52-26 96-50 118-8 8-8 10-8 11 0 7 3 8 8 8 8 0 64-54 64-137z">
            <text:p/>
          </draw:path>
          <draw:path draw:style-name="gr197" draw:text-style-name="P9" draw:layer="layout" svg:width="0.372cm" svg:height="0.311cm" svg:x="10.24cm" svg:y="2.593cm" svg:viewBox="0 0 373 312" svg:d="M339 42c10 0 34 0 34-24 0-18-15-18-27-18h-160c-108 0-186 117-186 200 0 63 42 112 106 112 83 0 177-85 177-194 0-12 0-46-22-76zM107 296c-35 0-64-24-64-75 0-21 10-80 34-122 30-48 72-57 96-57 59 0 65 46 65 67 0 34-14 91-38 128-27 42-66 59-93 59z">
            <text:p/>
          </draw:path>
          <draw:path draw:style-name="gr198" draw:text-style-name="P9" draw:layer="layout" svg:width="0.293cm" svg:height="0.322cm" svg:x="10.638cm" svg:y="2.784cm" svg:viewBox="0 0 294 323" svg:d="M2 298c-2 8-2 9-2 11 0 10 10 14 18 14 17 0 20-16 22-24 2-3 11-41 24-91 14 11 35 15 53 15 41 0 70-34 70-36 10 34 43 36 51 36 18 0 31-10 39-26 11-19 17-48 17-50 0-6-6-6-8-6-6 0-6 2-9 16-7 22-16 53-37 53-13 0-16-11-16-24 0-10 3-27 6-40 5-13 10-34 12-45l11-43c3-13 9-34 9-37 0-10-8-16-17-16-5 0-15 3-19 13-2 1-7 17-8 27l-12 41-14 63c-5 11-5 13-8 19-16 23-37 42-66 42-40 0-40-35-40-45 0-13 0-19 8-47 5-20 7-24 12-43l6-29c3-9 8-28 8-30 0-10-8-16-18-16-17 0-22 18-24 24z">
            <text:p/>
          </draw:path>
          <draw:path draw:style-name="gr199" draw:text-style-name="P9" draw:layer="layout" svg:width="0.295cm" svg:height="0.241cm" svg:x="10.998cm" svg:y="2.832cm" svg:viewBox="0 0 296 242" svg:d="M101 135h77c54 0 118-34 118-77 0-34-37-58-88-58h-139c-7 0-13 0-13 10 0 6 5 6 13 6 5 0 16 0 24 2 0 4 0 4-2 9l-46 186c-3 10-3 13-31 13-8 0-14 0-14 9 0 4 3 7 6 7 8 0 16-2 24-2s18 0 26 0c10 0 18 0 26 0 9 0 17 2 25 2 2 0 8 0 8-10 0-6-5-6-11-6 0 0-10 0-14 0-10-2-10-2-10-5 0 0 0-2 2-5zM126 27c4-11 4-11 18-11h53c35 0 61 10 61 37 0 9-7 37-26 51-21 16-48 16-62 16h-68z">
            <text:p/>
          </draw:path>
        </draw:g>
        <draw:g>
          <svg:title>TexMaths</svg:title>
          <svg:desc>20§display§\mu_{\mu_Z},\sigma_{\mu_Z}

§svg§600§TRUE§</svg:desc>
          <draw:polygon draw:style-name="gr200" draw:text-style-name="P8" draw:layer="layout" svg:width="2.603cm" svg:height="0.505cm" svg:x="1.696cm" svg:y="2.493cm" svg:viewBox="0 0 2604 506" draw:points="1303,506 0,506 0,0 2604,0 2604,506">
            <text:p/>
          </draw:polygon>
          <draw:path draw:style-name="gr201" draw:text-style-name="P9" draw:layer="layout" svg:width="0.382cm" svg:height="0.463cm" svg:x="1.717cm" svg:y="2.485cm" svg:viewBox="0 0 383 464" svg:d="M142 64c4-14 10-42 10-45 0-13-8-19-21-19-1 0-21 0-27 26l-102 408c-2 8-2 10-2 11 0 11 8 19 19 19 16 0 24-12 26-14 3-6 11-43 38-152 23 19 55 22 69 22 50 0 77-32 94-51 5 30 32 51 63 51 26 0 42-16 53-40s21-67 21-69c0-8-7-8-8-8-8 0-8 4-10 13-13 47-26 88-55 88-19 0-20-17-20-32 0-16 8-49 14-73l19-77c2-10 10-37 13-48 3-16 10-44 10-47 0-13-10-19-21-19-3 0-21 0-27 24l-34 133c-8 35-16 64-18 72 0 3-35 67-91 67-35 0-53-24-53-61 0-20 5-40 10-60z">
            <text:p/>
          </draw:path>
          <draw:path draw:style-name="gr202" draw:text-style-name="P9" draw:layer="layout" svg:width="0.293cm" svg:height="0.322cm" svg:x="2.144cm" svg:y="2.684cm" svg:viewBox="0 0 294 323" svg:d="M2 298c-2 8-2 9-2 11 0 10 10 14 18 14 17 0 20-16 22-24 2-3 11-41 24-91 14 11 35 15 53 15 41 0 70-34 70-36 10 34 43 36 51 36 18 0 31-10 39-26 11-19 17-48 17-50 0-6-6-6-8-6-6 0-6 2-9 16-7 22-16 53-37 53-13 0-16-11-16-24 0-10 3-27 6-40 5-13 10-34 12-45l11-43c3-13 9-34 9-37 0-10-8-16-17-16-5 0-15 3-19 13-2 1-7 17-8 27l-12 41-14 63c-3 11-3 13-8 19-16 23-37 42-66 42-40 0-40-35-40-45 0-13 0-19 8-47 5-20 7-24 12-43l6-29c2-9 8-28 8-30 0-10-8-16-18-16-17 0-22 18-24 24z">
            <text:p/>
          </draw:path>
          <draw:path draw:style-name="gr203" draw:text-style-name="P9" draw:layer="layout" svg:width="0.277cm" svg:height="0.241cm" svg:x="2.507cm" svg:y="2.732cm" svg:viewBox="0 0 278 242" svg:d="M272 16c3-3 6-5 6-11 0-5-3-5-9-5h-189c-10 0-10 0-13 8l-19 64c-2 2-3 5-3 6 0 2 1 7 8 7 3 0 6 0 8-5 17-53 49-64 96-64h72l-223 208c-4 3-6 8-6 13s3 5 10 5h195c9 0 9 0 13-8 3-10 27-82 27-85 0-6-5-6-7-6-6 0-6 1-9 8-18 52-40 73-103 73h-76z">
            <text:p/>
          </draw:path>
          <draw:path draw:style-name="gr204" draw:text-style-name="P9" draw:layer="layout" svg:width="0.082cm" svg:height="0.21cm" svg:x="2.948cm" svg:y="2.722cm" svg:viewBox="0 0 83 211" svg:d="M83 74c0-47-17-74-45-74-24 0-38 18-38 37s14 38 38 38c8 0 18-3 24-9 4-2 4-2 5-2 0 0 2 0 2 10 0 52-26 96-50 118-8 8-8 10-8 11 0 7 3 8 8 8 8 0 64-54 64-137z">
            <text:p/>
          </draw:path>
          <draw:path draw:style-name="gr205" draw:text-style-name="P9" draw:layer="layout" svg:width="0.372cm" svg:height="0.311cm" svg:x="3.226cm" svg:y="2.493cm" svg:viewBox="0 0 373 312" svg:d="M339 42c8 0 34 0 34-24 0-18-14-18-27-18h-160c-108 0-186 117-186 200 0 63 42 112 106 112 83 0 177-85 177-194 0-12 0-46-22-76zM107 296c-35 0-64-24-64-75 0-21 10-80 34-122 30-48 72-57 96-57 59 0 65 46 65 67 0 34-14 91-38 128-27 42-66 59-93 59z">
            <text:p/>
          </draw:path>
          <draw:path draw:style-name="gr206" draw:text-style-name="P9" draw:layer="layout" svg:width="0.293cm" svg:height="0.322cm" svg:x="3.626cm" svg:y="2.684cm" svg:viewBox="0 0 294 323" svg:d="M2 298c-2 8-2 9-2 11 0 10 10 14 18 14 17 0 20-16 22-24 2-3 11-41 24-91 14 11 35 15 53 15 41 0 70-34 70-36 10 34 43 36 51 36 18 0 31-10 39-26 11-19 17-48 17-50 0-6-6-6-8-6-6 0-6 2-9 16-7 22-16 53-37 53-13 0-16-11-16-24 0-10 3-27 6-40 5-13 10-34 12-45l11-43c3-13 9-34 9-37 0-10-8-16-17-16-5 0-15 3-19 13-2 1-7 17-8 27l-12 41-14 63c-5 11-5 13-8 19-16 23-37 42-66 42-40 0-40-35-40-45 0-13 0-19 8-47 5-20 7-24 12-43l6-29c2-9 8-28 8-30 0-10-8-16-18-16-17 0-22 18-24 24z">
            <text:p/>
          </draw:path>
          <draw:path draw:style-name="gr207" draw:text-style-name="P9" draw:layer="layout" svg:width="0.277cm" svg:height="0.241cm" svg:x="3.99cm" svg:y="2.732cm" svg:viewBox="0 0 278 242" svg:d="M272 16c3-3 6-5 6-11 0-5-3-5-9-5h-189c-10 0-10 0-13 8l-19 64c-2 2-3 5-3 6 0 2 1 7 8 7 3 0 6 0 8-5 17-53 49-64 96-64h72l-223 208c-4 3-6 8-6 13s3 5 10 5h195c9 0 9 0 13-8 3-10 27-82 27-85 0-6-5-6-7-6-6 0-6 1-9 8-18 52-40 73-103 73h-76z">
            <text:p/>
          </draw:path>
        </draw:g>
        <draw:g>
          <svg:title>TexMaths</svg:title>
          <svg:desc>20§display§\lambda{\sigma_Z}§svg§600§TRUE§</svg:desc>
          <draw:polygon draw:style-name="gr208" draw:text-style-name="P8" draw:layer="layout" svg:width="1.229cm" svg:height="0.595cm" svg:x="4.452cm" svg:y="4.063cm" svg:viewBox="0 0 1230 596" draw:points="616,596 0,596 0,0 1230,0 1230,596">
            <text:p/>
          </draw:polygon>
          <draw:path draw:style-name="gr209" draw:text-style-name="P9" draw:layer="layout" svg:width="0.348cm" svg:height="0.499cm" svg:x="4.489cm" svg:y="4.063cm" svg:viewBox="0 0 349 500" svg:d="M214 284c29 73 63 182 76 198 11 16 17 16 36 16h16c7-1 7-5 7-8 0-1 0-3-4-6-6-8-11-18-16-32l-143-402c-15-40-53-50-87-50-3 0-13 0-13 8 0 5 7 6 7 6 24 5 29 10 46 58l69 191-195 194c-8 8-13 12-13 22 0 11 10 21 21 21s17-8 24-16z">
            <text:p/>
          </draw:path>
          <draw:path draw:style-name="gr210" draw:text-style-name="P9" draw:layer="layout" svg:width="0.372cm" svg:height="0.311cm" svg:x="4.889cm" svg:y="4.249cm" svg:viewBox="0 0 373 312" svg:d="M339 42c10 0 34 0 34-24 0-18-15-18-28-18h-159c-108 0-186 117-186 200 0 63 42 112 106 112 83 0 177-84 177-193 0-13 0-47-22-77zM107 296c-35 0-64-24-64-75 0-21 10-80 34-122 30-48 72-57 96-57 59 0 65 46 65 67 0 34-14 91-38 128-27 42-66 59-93 59z">
            <text:p/>
          </draw:path>
          <draw:path draw:style-name="gr211" draw:text-style-name="P9" draw:layer="layout" svg:width="0.352cm" svg:height="0.337cm" svg:x="5.303cm" svg:y="4.321cm" svg:viewBox="0 0 353 338" svg:d="M347 19c5-3 6-8 6-14 0-5-3-5-12-5h-231c-12 0-12 0-16 10l-28 89c-2 7-2 7-2 8 0 2 2 7 8 7s8-3 10-8c24-69 62-88 126-88h88l-288 298c-3 4-8 9-8 17 0 5 5 5 13 5h240c13 0 13 0 16-10l35-110c3-7 3-8 3-8 0 0 0-7-8-7-6 0-8 2-11 13-22 68-48 103-134 103h-95z">
            <text:p/>
          </draw:path>
        </draw:g>
        <draw:custom-shape draw:style-name="gr212" draw:text-style-name="P2" draw:layer="layout" svg:width="1.508cm" svg:height="1.331cm" svg:x="11.01cm" svg:y="3.9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lambda{\sigma_P}§svg§600§TRUE§</svg:desc>
          <draw:polygon draw:style-name="gr213" draw:text-style-name="P8" draw:layer="layout" svg:width="1.245cm" svg:height="0.595cm" svg:x="11.152cm" svg:y="4.363cm" svg:viewBox="0 0 1246 596" draw:points="624,596 0,596 0,0 1246,0 1246,596">
            <text:p/>
          </draw:polygon>
          <draw:path draw:style-name="gr214" draw:text-style-name="P9" draw:layer="layout" svg:width="0.348cm" svg:height="0.499cm" svg:x="11.189cm" svg:y="4.363cm" svg:viewBox="0 0 349 500" svg:d="M214 284c29 73 63 182 76 198 11 16 17 16 36 16h16c7-1 7-5 7-8 0-1 0-3-4-6-6-8-11-18-16-32l-143-402c-15-40-53-50-87-50-3 0-13 0-13 8 0 5 7 6 7 6 24 5 29 10 46 58l69 191-195 194c-8 8-13 12-13 22 0 11 10 21 21 21s17-8 24-16z">
            <text:p/>
          </draw:path>
          <draw:path draw:style-name="gr215" draw:text-style-name="P9" draw:layer="layout" svg:width="0.372cm" svg:height="0.311cm" svg:x="11.589cm" svg:y="4.549cm" svg:viewBox="0 0 373 312" svg:d="M339 42c10 0 34 0 34-24 0-18-15-18-28-18h-159c-108 0-186 117-186 200 0 63 42 112 106 112 83 0 177-84 177-193 0-13 0-47-22-77zM107 296c-35 0-64-24-64-75 0-21 10-80 34-122 30-48 72-57 96-57 59 0 65 46 65 67 0 34-14 91-38 128-27 42-66 59-93 59z">
            <text:p/>
          </draw:path>
          <draw:path draw:style-name="gr216" draw:text-style-name="P9" draw:layer="layout" svg:width="0.376cm" svg:height="0.337cm" svg:x="11.998cm" svg:y="4.621cm" svg:viewBox="0 0 377 338" svg:d="M133 184h89c84 0 155-53 155-107 0-42-41-77-108-77h-173c-10 0-16 0-16 11 0 7 5 7 16 7 8 0 10 0 19 1 10 0 11 2 11 7 0 1 0 3-1 11l-66 261c-5 19-6 22-45 22-8 0-14 0-14 12 0 0 0 6 8 6 14 0 50-2 64-2 8 0 26 0 34 0 11 0 22 2 32 2 3 0 11 0 11-11 0-7-7-7-16-7-2 0-10 0-19-1-12 0-12-2-12-7 0-1 0-3 2-11zM170 35c3-16 3-17 24-17h59c45 0 73 14 73 49 0 15-6 55-30 77-18 15-46 24-82 24h-78z">
            <text:p/>
          </draw:path>
        </draw:g>
        <draw:line draw:style-name="gr217" draw:text-style-name="P6" draw:layer="layout" svg:x1="11.671cm" svg:y1="8.716cm" svg:x2="10.525cm" svg:y2="13.495cm">
          <text:p/>
        </draw:line>
        <draw:line draw:style-name="gr218" draw:text-style-name="P6" draw:layer="layout" svg:x1="9.878cm" svg:y1="3.519cm" svg:x2="9.853cm" svg:y2="6.934cm">
          <text:p/>
        </draw:line>
        <draw:line draw:style-name="gr219" draw:text-style-name="P6" draw:layer="layout" svg:x1="11.831cm" svg:y1="5.317cm" svg:x2="11.789cm" svg:y2="6.944cm">
          <text:p/>
        </draw:line>
        <draw:g>
          <svg:title>TexMaths</svg:title>
          <svg:desc>16§display§\widehat{[\rm{Fe/H}]}_{i}§svg§600§TRUE§</svg:desc>
          <draw:polygon draw:style-name="gr220" draw:text-style-name="P8" draw:layer="layout" svg:width="1.745cm" svg:height="0.793cm" svg:x="4.361cm" svg:y="22.065cm" svg:viewBox="0 0 1746 794" draw:points="873,794 0,794 0,0 1746,0 1746,794">
            <text:p/>
          </draw:polygon>
          <draw:path draw:style-name="gr221" draw:text-style-name="P9" draw:layer="layout" svg:width="1.324cm" svg:height="0.145cm" svg:x="4.492cm" svg:y="22.052cm" svg:viewBox="0 0 1325 146" svg:d="M663 0l-650 128c-10 2-13 2-13 8 0 1 0 10 8 10 1 0 2 0 7-1l648-109 648 109c5 1 6 1 6 1 8 0 8-9 8-10 0-6-4-7-10-8z">
            <text:p/>
          </draw:path>
          <draw:polygon draw:style-name="gr222" draw:text-style-name="P9" draw:layer="layout" svg:width="0.077cm" svg:height="0.562cm" svg:x="4.428cm" svg:y="22.268cm" svg:viewBox="0 0 78 563" draw:points="78,563 78,541 23,541 23,23 78,23 78,0 0,0 0,563">
            <text:p/>
          </draw:polygon>
          <draw:path draw:style-name="gr223" draw:text-style-name="P9" draw:layer="layout" svg:width="0.324cm" svg:height="0.383cm" svg:x="4.536cm" svg:y="22.308cm" svg:viewBox="0 0 325 384" svg:d="M310 0h-310v18h14c44 0 44 6 44 25v296c0 20 0 27-44 27h-14v18c19-3 64-3 86-3 23 0 74 0 94 3v-18h-17c-54 0-54-8-54-27v-139h48c54 0 59 19 59 66h14v-150h-14c0 48-5 67-59 67h-48v-143c0-18 1-22 27-22h68c84 0 98 31 107 109h14z">
            <text:p/>
          </draw:path>
          <draw:path draw:style-name="gr224" draw:text-style-name="P9" draw:layer="layout" svg:width="0.218cm" svg:height="0.259cm" svg:x="4.854cm" svg:y="22.438cm" svg:viewBox="0 0 219 260" svg:d="M47 111c4-84 52-98 71-98 57 0 64 75 64 98zM47 123h158c13 0 14 0 14-12 0-56-31-111-101-111-66 0-118 58-118 129 0 76 59 131 124 131 69 0 95-63 95-75 0-5-5-6-8-6-5 0-6 4-6 8-21 59-72 59-77 59-28 0-51-18-64-39-17-27-17-64-17-84z">
            <text:p/>
          </draw:path>
          <draw:path draw:style-name="gr225" draw:text-style-name="P9" draw:layer="layout" svg:width="0.219cm" svg:height="0.562cm" svg:x="5.119cm" svg:y="22.268cm" svg:viewBox="0 0 220 563" svg:d="M218 22c2-8 2-10 2-10 0-7-5-12-11-12-4 0-8 1-9 5l-197 537c-3 7-3 9-3 11 0 5 5 10 12 10s8-4 12-13z">
            <text:p/>
          </draw:path>
          <draw:path draw:style-name="gr226" draw:text-style-name="P9" draw:layer="layout" svg:width="0.384cm" svg:height="0.384cm" svg:x="5.388cm" svg:y="22.305cm" svg:viewBox="0 0 385 385" svg:d="M328 43c0-19 1-25 43-25h14v-18c-19 1-61 1-83 1-20 0-64 0-83-1v18h14c43 0 43 6 43 25v134h-167v-134c0-19 1-25 43-25h14v-18c-19 1-61 1-83 1s-64 0-83-1v18h14c44 0 44 6 44 25v299c0 20 0 25-44 25h-14v18c19-1 61-1 83-1s64 0 83 1v-18h-14c-42 0-43-5-43-25v-149h167v149c0 20 0 25-43 25h-14v18c19-1 61-1 83-1s64 0 83 1v-18h-14c-42 0-43-5-43-25z">
            <text:p/>
          </draw:path>
          <draw:polygon draw:style-name="gr227" draw:text-style-name="P9" draw:layer="layout" svg:width="0.077cm" svg:height="0.562cm" svg:x="5.802cm" svg:y="22.268cm" svg:viewBox="0 0 78 563" draw:points="78,0 0,0 0,23 55,23 55,541 0,541 0,563 78,563">
            <text:p/>
          </draw:polygon>
          <draw:path draw:style-name="gr228" draw:text-style-name="P9" draw:layer="layout" svg:width="0.119cm" svg:height="0.265cm" svg:x="5.965cm" svg:y="22.597cm" svg:viewBox="0 0 120 266" svg:d="M110 15c0-6-5-15-15-15-12 0-23 10-23 22 0 6 5 15 16 15 12 0 22-11 22-22zM29 216c-2 5-3 9-3 17 0 18 15 33 37 33 39 0 57-55 57-60s-5-5-6-5c-5 0-5 2-8 6-9 32-27 48-42 48-8 0-9-6-9-15 0-8 3-15 6-24 4-11 8-22 12-32 4-9 18-46 20-50s3-9 3-12c0-20-17-34-38-34-40 0-58 54-58 60s5 6 6 6c7 0 7-3 8-7 10-34 28-49 42-49 7 0 11 4 11 15 0 9-3 15-13 39z">
            <text:p/>
          </draw:path>
        </draw:g>
        <draw:g>
          <svg:title>TexMaths</svg:title>
          <svg:desc>16§display§{[\rm{Fe/H}]}_{i}§svg§600§TRUE§</svg:desc>
          <draw:polygon draw:style-name="gr229" draw:text-style-name="P8" draw:layer="layout" svg:width="1.745cm" svg:height="0.59cm" svg:x="4.361cm" svg:y="11.054cm" svg:viewBox="0 0 1746 591" draw:points="873,591 0,591 0,0 1746,0 1746,591">
            <text:p/>
          </draw:polygon>
          <draw:polygon draw:style-name="gr230" draw:text-style-name="P9" draw:layer="layout" svg:width="0.077cm" svg:height="0.562cm" svg:x="4.428cm" svg:y="11.054cm" svg:viewBox="0 0 78 563" draw:points="78,563 78,541 23,541 23,23 78,23 78,0 0,0 0,563">
            <text:p/>
          </draw:polygon>
          <draw:path draw:style-name="gr231" draw:text-style-name="P9" draw:layer="layout" svg:width="0.324cm" svg:height="0.383cm" svg:x="4.536cm" svg:y="11.094cm" svg:viewBox="0 0 325 384" svg:d="M310 0h-310v18h14c44 0 44 6 44 26v295c0 21 0 27-44 27h-14v18c19-3 64-3 86-3 23 0 74 0 94 3v-18h-17c-54 0-54-8-54-27v-139h48c54 0 59 19 59 66h14v-150h-14c0 48-5 67-59 67h-48v-143c0-18 1-22 27-22h68c84 0 98 31 107 109h14z">
            <text:p/>
          </draw:path>
          <draw:path draw:style-name="gr232" draw:text-style-name="P9" draw:layer="layout" svg:width="0.218cm" svg:height="0.259cm" svg:x="4.854cm" svg:y="11.224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33" draw:text-style-name="P9" draw:layer="layout" svg:width="0.219cm" svg:height="0.562cm" svg:x="5.119cm" svg:y="11.054cm" svg:viewBox="0 0 220 563" svg:d="M218 22c2-8 2-10 2-10 0-7-5-12-11-12-4 0-8 1-9 5l-197 538c-3 6-3 8-3 10 0 5 5 10 12 10s8-4 12-13z">
            <text:p/>
          </draw:path>
          <draw:path draw:style-name="gr234" draw:text-style-name="P9" draw:layer="layout" svg:width="0.384cm" svg:height="0.384cm" svg:x="5.388cm" svg:y="11.091cm" svg:viewBox="0 0 385 385" svg:d="M328 44c0-20 1-26 43-26h14v-18c-19 1-61 1-83 1-20 0-64 0-83-1v18h14c43 0 43 6 43 26v133h-167v-133c0-20 1-26 43-26h14v-18c-19 1-61 1-83 1s-64 0-83-1v18h14c44 0 44 6 44 26v298c0 20 0 25-44 25h-14v18c19-1 61-1 83-1s64 0 83 1v-18h-14c-42 0-43-5-43-25v-149h167v149c0 20 0 25-43 25h-14v18c19-1 61-1 83-1s64 0 83 1v-18h-14c-42 0-43-5-43-25z">
            <text:p/>
          </draw:path>
          <draw:polygon draw:style-name="gr235" draw:text-style-name="P9" draw:layer="layout" svg:width="0.077cm" svg:height="0.562cm" svg:x="5.802cm" svg:y="11.054cm" svg:viewBox="0 0 78 563" draw:points="78,0 0,0 0,23 55,23 55,541 0,541 0,563 78,563">
            <text:p/>
          </draw:polygon>
          <draw:path draw:style-name="gr236" draw:text-style-name="P9" draw:layer="layout" svg:width="0.119cm" svg:height="0.265cm" svg:x="5.965cm" svg:y="11.383cm" svg:viewBox="0 0 120 266" svg:d="M110 15c0-6-5-15-15-15-12 0-23 10-23 22 0 6 5 15 16 15 12 0 22-11 22-22zM29 216c-2 5-3 9-3 17 0 18 15 33 37 33 39 0 57-55 57-60s-5-5-6-5c-5 0-5 2-8 6-9 32-27 48-42 48-8 0-9-5-9-13 0-10 3-17 6-26 4-11 8-22 12-32 4-9 18-46 20-50 2-3 3-9 3-12 0-20-17-34-38-34-40 0-58 54-58 60s5 6 6 6c7 0 7-3 8-7 10-34 28-48 42-48 7 0 11 3 11 14 0 9-3 15-13 3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2" draw:dots1-length="500%" draw:distance="50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3:46:43.719000000</meta:creation-date>
    <dc:date>2018-03-21T13:56:09.564000000</dc:date>
    <meta:editing-duration>PT9M25S</meta:editing-duration>
    <meta:editing-cycles>1</meta:editing-cycles>
    <meta:generator>LibreOffice/5.2.7.2$Windows_x86 LibreOffice_project/2b7f1e640c46ceb28adf43ee075a6e8b8439ed10</meta:generator>
    <meta:document-statistic meta:object-count="276"/>
  </office:meta>
</office:document-meta>
</file>